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automatic-styles>
    <style:style style:family="table-cell" style:name="ce1" style:display-name="ce1">
      <style:text-properties fo:font-weight="None" fo:font-style="None" fo:font-family="Times New Roman" fo:font-size="10"/>
    </style:style>
    <style:style style:family="table-cell" style:name="ce2" style:display-name="ce2">
      <style:text-properties fo:font-weight="None" fo:font-style="None" fo:font-family="Times New Roman" fo:font-size="10"/>
      <style:table-cell-properties fo:border-bottom="0.74pt solid #3c3c3c"/>
      <style:paragraph-properties fo:text-align="center"/>
    </style:style>
    <style:style style:family="table-cell" style:name="ce3" style:display-name="ce3">
      <style:text-properties fo:font-weight="None" fo:font-style="None" fo:font-family="Times New Roman" fo:font-size="6"/>
      <style:table-cell-properties style:vertical-align="middle" fo:border-top="0.74pt solid #3c3c3c"/>
      <style:paragraph-properties style:vertical-align="middle" fo:text-align="center"/>
    </style:style>
    <style:style style:family="table-cell" style:name="ce4" style:display-name="ce4">
      <style:text-properties fo:font-weight="None" fo:font-style="None" fo:font-family="Times New Roman" fo:font-size="6"/>
    </style:style>
    <style:style style:family="table-cell" style:name="ce5" style:display-name="ce5">
      <style:text-properties fo:font-weight="None" fo:font-style="None" fo:font-family="Times New Roman" fo:font-size="9.5"/>
      <style:table-cell-properties fo:border-bottom="0.74pt solid #3c3c3c"/>
      <style:paragraph-properties fo:text-align="center"/>
    </style:style>
    <style:style style:family="table-cell" style:name="ce6" style:display-name="ce6">
      <style:text-properties fo:font-weight="None" fo:font-style="None" fo:font-family="Times New Roman" fo:font-size="6"/>
      <style:table-cell-properties style:vertical-align="top" fo:border-top="0.74pt solid #3c3c3c"/>
      <style:paragraph-properties style:vertical-align="top" fo:text-align="center"/>
    </style:style>
    <style:style style:family="table-cell" style:name="ce7" style:display-name="ce7">
      <style:text-properties fo:font-weight="None" fo:font-style="None" fo:font-family="Times New Roman" fo:font-size="6"/>
      <style:table-cell-properties style:vertical-align="middle" fo:border-right="0.74pt solid #3c3c3c" fo:border-top="0.74pt solid #3c3c3c"/>
      <style:paragraph-properties style:vertical-align="middle" fo:text-align="center"/>
    </style:style>
    <style:style style:family="table-cell" style:name="ce8" style:display-name="ce8">
      <style:text-properties fo:font-weight="None" fo:font-style="None" fo:font-family="Times New Roman" fo:font-size="6.5"/>
    </style:style>
    <style:style style:family="table-cell" style:name="ce9" style:display-name="ce9">
      <style:text-properties fo:font-weight="None" fo:font-style="None" fo:font-family="Times New Roman" fo:font-size="10"/>
      <style:table-cell-properties fo:border-bottom="0.74pt solid #3c3c3c" fo:border-right="0.74pt solid #3c3c3c"/>
      <style:paragraph-properties fo:text-align="center"/>
    </style:style>
    <style:style style:family="table-cell" style:name="ce10" style:display-name="ce10">
      <style:text-properties fo:font-weight="None" fo:font-style="None" fo:font-family="Times New Roman" fo:font-size="9.5"/>
      <style:table-cell-properties fo:border-bottom="0.74pt solid #3c3c3c" fo:border-right="0.74pt solid #3c3c3c" fo:border-top="0.74pt solid #3c3c3c"/>
      <style:paragraph-properties fo:text-align="center"/>
    </style:style>
    <style:style style:family="table-cell" style:name="ce11" style:display-name="ce11">
      <style:text-properties fo:font-weight="None" fo:font-style="None" fo:font-family="Times New Roman" fo:font-size="9.5"/>
      <style:paragraph-properties fo:text-align="center"/>
    </style:style>
    <style:style style:family="table-cell" style:name="ce12" style:display-name="ce12">
      <style:text-properties fo:font-weight="None" fo:font-style="None" fo:font-family="Times New Roman" fo:font-size="9"/>
      <style:table-cell-properties fo:border-top="0.74pt solid #3c3c3c"/>
    </style:style>
    <style:style style:family="table-cell" style:name="ce13" style:display-name="ce13">
      <style:text-properties fo:font-weight="None" fo:font-style="None" fo:font-family="Times New Roman" fo:font-size="9"/>
    </style:style>
    <style:style style:family="table-cell" style:name="ce14" style:display-name="ce14">
      <style:text-properties fo:font-weight="bold" fo:font-style="None" fo:font-family="Times New Roman" fo:font-size="10"/>
    </style:style>
    <style:style style:family="table-cell" style:name="ce15" style:display-name="ce15">
      <style:text-properties fo:font-weight="None" fo:font-style="None" fo:font-family="Times New Roman" fo:font-size="10"/>
      <style:table-cell-properties fo:border-left="0.74pt solid #3c3c3c" style:vertical-align="top" fo:border-bottom="0.74pt solid #3c3c3c" fo:border-top="0.74pt solid #3c3c3c"/>
      <style:paragraph-properties style:vertical-align="top" fo:text-align="center"/>
    </style:style>
    <style:style style:family="table-cell" style:name="ce16" style:display-name="ce16">
      <style:text-properties fo:font-weight="None" fo:font-style="None" fo:font-family="Times New Roman" fo:font-size="10"/>
      <style:table-cell-properties fo:border-right="0.74pt solid #3c3c3c" fo:border-top="0.74pt solid #3c3c3c" fo:border-left="0.74pt solid #3c3c3c" fo:border-bottom="0.74pt solid #3c3c3c" fo:wrap-option="wrap" style:vertical-align="top"/>
      <style:paragraph-properties style:vertical-align="top" fo:text-align="center"/>
    </style:style>
    <style:style style:family="table-cell" style:name="ce17" style:display-name="ce17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18" style:display-name="ce18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19" style:display-name="ce19">
      <style:text-properties fo:font-weight="None" fo:font-style="None" fo:font-family="Times New Roman" fo:font-size="9"/>
      <style:table-cell-properties fo:border-right="0.74pt solid #3c3c3c" fo:border-top="0.74pt solid #3c3c3c" fo:border-left="0.74pt solid #3c3c3c" fo:border-bottom="0.74pt solid #3c3c3c" fo:wrap-option="wrap" style:vertical-align="top"/>
      <style:paragraph-properties style:vertical-align="top" fo:text-align="center"/>
    </style:style>
    <style:style style:family="table-cell" style:name="ce20" style:display-name="ce20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wrap-option="wrap" fo:border-top="0.74pt solid #3c3c3c"/>
    </style:style>
    <style:style style:family="table-cell" style:name="ce21" style:display-name="ce21">
      <style:text-properties fo:font-weight="None" fo:font-style="None" fo:font-family="Times New Roman" fo:font-size="10"/>
      <style:paragraph-properties fo:text-align="center"/>
    </style:style>
    <style:style style:family="table-cell" style:name="ce22" style:display-name="ce22">
      <style:text-properties fo:font-weight="None" fo:font-style="None" fo:font-family="Times New Roman" fo:font-size="10"/>
    </style:style>
    <style:style style:family="table-cell" style:name="ce23" style:display-name="ce23">
      <style:text-properties fo:font-weight="None" fo:font-style="None" fo:font-family="Times New Roman" fo:font-size="10"/>
      <style:table-cell-properties fo:border-bottom="0.74pt solid #3c3c3c"/>
    </style:style>
    <style:style style:family="table-cell" style:name="ce24" style:display-name="ce24">
      <style:text-properties fo:font-weight="None" fo:font-style="None" fo:font-family="Times New Roman" fo:font-size="6.5"/>
      <style:table-cell-properties fo:border-top="0.74pt solid #3c3c3c"/>
      <style:paragraph-properties fo:text-align="center"/>
    </style:style>
    <style:style style:family="table-cell" style:name="ce25" style:display-name="ce25">
      <style:text-properties fo:font-weight="None" fo:font-style="None" fo:font-family="Times New Roman" fo:font-size="10"/>
      <style:table-cell-properties fo:border-bottom="0.74pt solid #3c3c3c"/>
      <style:paragraph-properties fo:text-align="start"/>
    </style:style>
    <style:style style:family="table-cell" style:name="ce26" style:display-name="ce26">
      <style:text-properties fo:font-weight="None" fo:font-style="None" fo:font-family="Times New Roman" fo:font-size="10"/>
    </style:style>
    <style:style style:family="table-cell" style:name="ce27" style:display-name="ce27">
      <style:text-properties fo:font-weight="None" fo:font-style="None" fo:font-family="Times New Roman" fo:font-size="10"/>
      <style:table-cell-properties fo:wrap-option="wrap"/>
    </style:style>
    <style:style style:family="table-cell" style:name="ce29" style:display-name="ce29">
      <style:text-properties fo:font-weight="None" fo:font-style="None" fo:font-family="Times New Roman" fo:font-size="10"/>
      <style:table-cell-properties fo:border-top="0.74pt solid #3c3c3c"/>
    </style:style>
    <style:style style:family="table-cell" style:name="ce32" style:display-name="ce32">
      <style:text-properties fo:font-weight="None" fo:font-style="None" fo:font-family="Times New Roman" fo:font-size="10"/>
      <style:table-cell-properties fo:border-bottom="0.74pt solid #3c3c3c" fo:border-top="0.74pt solid #3c3c3c"/>
      <style:paragraph-properties fo:text-align="center"/>
    </style:style>
    <style:style style:family="table-cell" style:name="ce33" style:display-name="ce33">
      <style:text-properties fo:font-weight="None" fo:font-style="None" fo:font-family="Times New Roman" fo:font-size="10"/>
      <style:table-cell-properties fo:border-bottom="0.74pt solid #3c3c3c" fo:border-top="0.74pt solid #3c3c3c"/>
      <style:paragraph-properties fo:text-align="center"/>
    </style:style>
    <style:style style:family="table-cell" style:name="ce36" style:display-name="ce36">
      <style:text-properties fo:font-weight="None" fo:font-style="None" fo:font-family="Times New Roman" fo:font-size="10"/>
      <style:paragraph-properties fo:text-align="end"/>
    </style:style>
    <style:style style:family="table-cell" style:name="ce38" style:display-name="ce38">
      <style:text-properties fo:font-weight="None" fo:font-style="None" fo:font-family="Times New Roman" fo:font-size="10"/>
      <style:table-cell-properties fo:border-bottom="0.74pt solid #3c3c3c"/>
      <style:paragraph-properties fo:text-align="center"/>
    </style:style>
    <style:style style:family="table-cell" style:name="ce39" style:display-name="ce39">
      <style:text-properties fo:font-weight="None" fo:font-style="None" fo:font-family="Times New Roman" fo:font-size="10"/>
      <style:table-cell-properties style:vertical-align="middle"/>
      <style:paragraph-properties style:vertical-align="middle"/>
    </style:style>
    <style:style style:family="table-cell" style:name="ce41" style:display-name="ce41">
      <style:text-properties fo:font-weight="None" fo:font-style="None" fo:font-family="Times New Roman" fo:font-size="6"/>
      <style:table-cell-properties style:vertical-align="middle"/>
      <style:paragraph-properties style:vertical-align="middle" fo:text-align="center"/>
    </style:style>
    <style:style style:family="table-cell" style:name="ce42" style:display-name="ce42">
      <style:text-properties fo:font-weight="None" fo:font-style="None" fo:font-family="Times New Roman" fo:font-size="10"/>
      <style:table-cell-properties fo:border-bottom="0.74pt solid #3c3c3c" style:vertical-align="top" fo:border-right="0.74pt solid #3c3c3c" fo:wrap-option="wrap" fo:border-top="0.74pt solid #3c3c3c"/>
      <style:paragraph-properties style:vertical-align="top" fo:text-align="center"/>
    </style:style>
    <style:style style:family="table-cell" style:name="ce43" style:display-name="ce43">
      <style:text-properties fo:font-weight="None" fo:font-style="None" fo:font-family="Times New Roman" fo:font-size="10"/>
      <style:table-cell-properties fo:border-bottom="0.74pt solid #3c3c3c" fo:border-right="0.74pt solid #3c3c3c" fo:border-top="0.74pt solid #3c3c3c"/>
      <style:paragraph-properties fo:text-align="center"/>
    </style:style>
    <style:style style:family="table-cell" style:name="ce45" style:display-name="ce45">
      <style:text-properties fo:font-weight="None" fo:font-style="None" fo:font-family="Times New Roman" fo:font-size="6.5"/>
      <style:paragraph-properties fo:text-align="center"/>
    </style:style>
    <style:style style:family="table-cell" style:name="ce46" style:display-name="ce46">
      <style:text-properties fo:font-weight="None" fo:font-style="None" fo:font-family="Times New Roman" fo:font-size="6"/>
      <style:table-cell-properties style:vertical-align="middle"/>
      <style:paragraph-properties style:vertical-align="middle"/>
    </style:style>
    <style:style style:family="table-cell" style:name="ce47" style:display-name="ce47">
      <style:text-properties fo:font-weight="None" fo:font-style="None" fo:font-family="Times New Roman" fo:font-size="6"/>
      <style:table-cell-properties fo:border-top="0.74pt solid #3c3c3c"/>
      <style:paragraph-properties fo:text-align="center"/>
    </style:style>
    <style:style style:family="table-cell" style:name="ce48" style:display-name="ce48">
      <style:text-properties fo:font-weight="bold" fo:font-style="None" fo:font-family="Times New Roman" fo:font-size="13"/>
      <style:table-cell-properties fo:wrap-option="wrap"/>
      <style:paragraph-properties fo:text-align="center"/>
    </style:style>
    <style:style style:family="table-cell" style:name="ce49" style:display-name="ce49">
      <style:text-properties fo:font-weight="bold" fo:font-style="None" fo:font-family="Times New Roman" fo:font-size="13"/>
      <style:table-cell-properties fo:wrap-option="wrap"/>
      <style:paragraph-properties fo:text-align="center"/>
    </style:style>
    <style:style style:family="table-cell" style:name="ce50" style:display-name="ce50">
      <style:text-properties fo:font-weight="None" fo:font-style="None" fo:font-family="Times New Roman" fo:font-size="10"/>
      <style:paragraph-properties fo:text-align="center"/>
    </style:style>
    <style:style style:family="table-cell" style:name="ce51" style:display-name="ce51">
      <style:text-properties fo:font-weight="None" fo:font-style="None" fo:font-family="Times New Roman" fo:font-size="10"/>
      <style:paragraph-properties fo:text-align="end"/>
    </style:style>
    <style:style style:family="table-cell" style:name="ce53" style:display-name="ce53">
      <style:text-properties fo:font-weight="None" fo:font-style="None" fo:font-family="Times New Roman" fo:font-size="9.5"/>
      <style:table-cell-properties fo:border-bottom="0.74pt solid #3c3c3c" fo:border-right="0.74pt solid #3c3c3c"/>
      <style:paragraph-properties fo:text-align="center"/>
    </style:style>
    <style:style style:family="table-cell" style:name="ce56" style:display-name="ce56">
      <style:text-properties fo:font-weight="None" fo:font-style="None" fo:font-family="Times New Roman" fo:font-size="6"/>
      <style:table-cell-properties style:vertical-align="middle" fo:border-top="0.74pt solid #3c3c3c"/>
      <style:paragraph-properties style:vertical-align="middle"/>
    </style:style>
    <number:number-style style:name="78efe6f7c6b3a8b8dcca7bf5b1dd846f" style:display-name="78efe6f7c6b3a8b8dcca7bf5b1dd846f">
      <number:number number:grouping="false" number:decimal-places="2" number:min-integer-digits="1"/>
    </number:number-style>
    <style:style style:data-style-name="78efe6f7c6b3a8b8dcca7bf5b1dd846f" style:family="table-cell" style:name="ce59" style:display-name="ce59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60" style:display-name="ce60">
      <style:text-properties fo:font-weight="bold" fo:font-style="None" fo:font-family="Times New Roman" fo:font-size="13"/>
      <style:table-cell-properties style:vertical-align="middle"/>
      <style:paragraph-properties style:vertical-align="middle" fo:text-align="end"/>
    </style:style>
    <number:number-style style:name="4ef360429bfbedbb73a5259975ea75c4" style:display-name="4ef360429bfbedbb73a5259975ea75c4">
      <number:number number:grouping="false" number:decimal-places="2" number:min-integer-digits="1"/>
    </number:number-style>
    <style:style style:family="table-cell" style:name="ce63" style:display-name="ce63">
      <style:text-properties style:text-line-through-type="single" fo:font-style="None" style:text-line-through-style="solid" fo:font-weight="None" fo:font-size="10" fo:font-family="Times New Roman"/>
      <style:table-cell-properties fo:border-top="0.74pt solid #3c3c3c"/>
      <style:paragraph-properties fo:text-align="center"/>
    </style:style>
    <style:style style:family="table-cell" style:name="ce66" style:display-name="ce66">
      <style:text-properties fo:font-weight="None" fo:font-style="None" fo:font-family="Times New Roman" fo:font-size="6"/>
      <style:table-cell-properties style:vertical-align="middle" fo:border-top="0.74pt solid #3c3c3c"/>
      <style:paragraph-properties style:vertical-align="middle" fo:text-align="start"/>
    </style:style>
    <style:style style:family="table-cell" style:name="ce67" style:display-name="ce67">
      <style:text-properties fo:font-weight="bold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center"/>
    </style:style>
    <number:number-style style:name="cda111cf349e35959be72c21df6f4190" style:display-name="cda111cf349e35959be72c21df6f4190">
      <number:number number:grouping="false" number:decimal-places="2" number:min-integer-digits="1"/>
    </number:number-style>
    <style:style style:data-style-name="cda111cf349e35959be72c21df6f4190" style:family="table-cell" style:name="ce69" style:display-name="ce69">
      <style:text-properties fo:font-weight="None" fo:font-style="None" fo:font-family="Times New Roman" fo:font-size="10"/>
      <style:table-cell-properties fo:border-bottom="0.74pt solid #3c3c3c" fo:border-right="0.74pt solid #3c3c3c" fo:border-top="0.74pt solid #3c3c3c"/>
      <style:paragraph-properties fo:text-align="center"/>
    </style:style>
    <style:style style:family="table-cell" style:name="ce70" style:display-name="ce70">
      <style:text-properties fo:font-weight="None" fo:font-style="None" fo:font-family="Times New Roman" fo:font-size="10"/>
      <style:table-cell-properties fo:border-right="0.74pt solid #3c3c3c"/>
    </style:style>
    <style:style style:family="table-cell" style:name="ce71" style:display-name="ce71">
      <style:text-properties fo:font-weight="None" fo:font-style="None" fo:font-family="Times New Roman" fo:font-size="6.5"/>
      <style:table-cell-properties fo:border-right="0.74pt solid #3c3c3c"/>
    </style:style>
    <style:style style:family="table-cell" style:name="ce73" style:display-name="ce73">
      <style:text-properties fo:font-weight="None" fo:font-style="None" fo:font-family="Times New Roman" fo:font-size="9.5"/>
      <style:table-cell-properties style:vertical-align="top" fo:wrap-option="wrap"/>
      <style:paragraph-properties style:vertical-align="top" fo:text-align="end"/>
    </style:style>
    <style:style style:family="table-cell" style:name="ce75" style:display-name="ce75">
      <style:text-properties fo:font-weight="None" fo:font-style="None" fo:font-family="Times New Roman" fo:font-size="10"/>
      <style:table-cell-properties fo:wrap-option="wrap"/>
    </style:style>
    <style:style style:family="table-cell" style:name="ce76" style:display-name="ce76">
      <style:text-properties fo:font-weight="None" fo:font-style="None" fo:font-family="Times New Roman" fo:font-size="10"/>
    </style:style>
    <style:style style:family="table-cell" style:name="ce78" style:display-name="ce78">
      <style:text-properties fo:font-weight="None" fo:font-style="None" fo:font-family="Times New Roman" fo:font-size="10"/>
      <style:table-cell-properties fo:border-top="0.74pt solid #3c3c3c"/>
      <style:paragraph-properties fo:text-align="center"/>
    </style:style>
    <style:style style:family="table-cell" style:name="ce79" style:display-name="ce79">
      <style:text-properties fo:font-weight="None" fo:font-style="None" fo:font-family="Times New Roman" fo:font-size="10"/>
      <style:table-cell-properties fo:border-right="2.49pt solid #3c3c3c" fo:border-top="0.74pt solid #3c3c3c" fo:border-left="0.74pt solid #3c3c3c" fo:border-bottom="0.74pt solid #3c3c3c" fo:wrap-option="wrap" style:vertical-align="top"/>
      <style:paragraph-properties style:vertical-align="top" fo:text-align="center"/>
    </style:style>
    <style:style style:family="table-cell" style:name="ce80" style:display-name="ce80">
      <style:text-properties fo:font-weight="None" fo:font-style="None" fo:font-family="Times New Roman" fo:font-size="10"/>
      <style:table-cell-properties fo:border-left="0.74pt solid #3c3c3c" fo:border-bottom="0.74pt solid #3c3c3c" fo:border-right="2.49pt solid #3c3c3c" fo:border-top="0.74pt solid #3c3c3c"/>
      <style:paragraph-properties fo:text-align="center"/>
    </style:style>
    <style:style style:family="table-cell" style:name="ce81" style:display-name="ce81">
      <style:text-properties style:text-line-through-type="single" fo:font-style="None" style:text-line-through-style="solid" fo:font-weight="None" fo:font-size="10" fo:font-family="Times New Roman"/>
      <style:table-cell-properties fo:border-bottom="0.74pt solid #3c3c3c"/>
      <style:paragraph-properties fo:text-align="center"/>
    </style:style>
    <style:style style:family="table-cell" style:name="ce82" style:display-name="ce82">
      <style:text-properties fo:font-weight="None" fo:font-style="None" fo:font-family="Times New Roman" fo:font-size="10"/>
      <style:table-cell-properties fo:border-bottom="0.74pt solid #3c3c3c"/>
      <style:paragraph-properties fo:text-align="end"/>
    </style:style>
    <style:style style:family="table-cell" style:name="ce83" style:display-name="ce83">
      <style:text-properties fo:font-weight="None" fo:font-style="None" fo:font-family="Times New Roman" fo:font-size="9"/>
      <style:table-cell-properties fo:border-right="0.74pt solid #3c3c3c" fo:border-top="0.74pt solid #3c3c3c" fo:border-left="0.74pt solid #3c3c3c" fo:border-bottom="0.74pt solid #3c3c3c" fo:wrap-option="wrap" style:vertical-align="middle"/>
      <style:paragraph-properties style:vertical-align="middle" fo:text-align="center"/>
    </style:style>
    <style:style style:family="table-cell" style:name="ce84" style:display-name="ce84">
      <style:text-properties fo:font-weight="None" fo:font-style="None" fo:font-family="Times New Roman" fo:font-size="9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88" style:display-name="ce88">
      <style:text-properties fo:font-weight="None" fo:font-style="None" fo:font-family="Times New Roman" fo:font-size="9.5"/>
      <style:table-cell-properties fo:border-left="0.74pt solid #3c3c3c" fo:border-bottom="0.74pt solid #3c3c3c" fo:border-right="0.74pt solid #3c3c3c" fo:border-top="0.74pt solid #3c3c3c"/>
      <style:paragraph-properties fo:text-align="end"/>
    </style:style>
    <style:style style:family="table-cell" style:name="ce89" style:display-name="ce89">
      <style:text-properties fo:font-weight="None" fo:font-style="None" fo:font-family="Times New Roman" fo:font-size="9.5"/>
    </style:style>
    <style:style style:family="table-cell" style:name="ce90" style:display-name="ce90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00" style:display-name="ce100">
      <style:text-properties fo:font-weight="None" fo:font-style="None" fo:font-family="Times New Roman" fo:font-size="10"/>
      <style:paragraph-properties fo:text-align="end"/>
    </style:style>
    <style:style style:family="table-cell" style:name="ce105" style:display-name="ce105">
      <style:text-properties fo:font-weight="None" fo:font-style="None" fo:font-family="Times New Roman" fo:font-size="9.5"/>
      <style:table-cell-properties fo:border-left="0.74pt solid #3c3c3c" fo:border-top="0.74pt solid #3c3c3c"/>
    </style:style>
    <style:style style:family="table-cell" style:name="ce106" style:display-name="ce106">
      <style:text-properties fo:font-weight="None" fo:font-style="None" fo:font-family="Times New Roman" fo:font-size="9.5"/>
      <style:table-cell-properties fo:border-left="0.74pt solid #3c3c3c"/>
    </style:style>
    <style:style style:family="table-cell" style:name="ce107" style:display-name="ce107">
      <style:text-properties fo:font-weight="None" fo:font-style="None" fo:font-family="Times New Roman" fo:font-size="9.5"/>
      <style:table-cell-properties fo:border-left="0.74pt solid #3c3c3c" fo:border-bottom="0.74pt solid #3c3c3c"/>
    </style:style>
    <style:style style:family="table-cell" style:name="ce108" style:display-name="ce108">
      <style:text-properties fo:font-weight="None" fo:font-style="None" fo:font-family="Times New Roman" fo:font-size="9.5"/>
      <style:table-cell-properties fo:border-right="0.74pt solid #3c3c3c" fo:wrap-option="wrap" fo:border-top="0.74pt solid #3c3c3c"/>
    </style:style>
    <style:style style:family="table-cell" style:name="ce109" style:display-name="ce109">
      <style:text-properties fo:font-weight="None" fo:font-style="None" fo:font-family="Times New Roman" fo:font-size="9.5"/>
      <style:table-cell-properties fo:border-right="0.74pt solid #3c3c3c" fo:wrap-option="wrap"/>
    </style:style>
    <style:style style:family="table-cell" style:name="ce110" style:display-name="ce110">
      <style:text-properties fo:font-weight="None" fo:font-style="None" fo:font-family="Times New Roman" fo:font-size="9.5"/>
      <style:table-cell-properties fo:border-bottom="0.74pt solid #3c3c3c" fo:border-right="0.74pt solid #3c3c3c" fo:wrap-option="wrap"/>
    </style:style>
    <style:style style:family="table-cell" style:name="ce114" style:display-name="ce114">
      <style:text-properties fo:font-weight="bold" fo:font-style="None" fo:font-family="Times New Roman" fo:font-size="9"/>
    </style:style>
    <style:style style:family="table-cell" style:name="ce117" style:display-name="ce117">
      <style:text-properties fo:font-weight="None" fo:font-style="None" fo:font-family="Times New Roman" fo:font-size="9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19" style:display-name="ce119">
      <style:text-properties fo:font-weight="None" fo:font-style="None" fo:font-family="Times New Roman" fo:font-size="9.5"/>
      <style:table-cell-properties fo:border-left="0.74pt solid #3c3c3c" fo:border-bottom="0.74pt solid #3c3c3c" fo:border-right="0.74pt solid #3c3c3c" fo:wrap-option="wrap" fo:border-top="0.74pt solid #3c3c3c"/>
      <style:paragraph-properties fo:text-align="center"/>
    </style:style>
    <style:style style:family="table-cell" style:name="ce123" style:display-name="ce123">
      <style:text-properties fo:font-weight="None" fo:font-style="None" fo:font-family="Times New Roman" fo:font-size="10"/>
      <style:paragraph-properties fo:text-align="end"/>
    </style:style>
    <style:style style:family="table-cell" style:name="ce124" style:display-name="ce124">
      <style:text-properties fo:font-weight="None" fo:font-style="None" fo:font-family="Times New Roman" fo:font-size="10"/>
      <style:table-cell-properties fo:border-bottom="0.74pt solid #3c3c3c"/>
    </style:style>
    <style:style style:family="table-cell" style:name="ce125" style:display-name="ce125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end"/>
    </style:style>
    <style:style style:family="table-cell" style:name="ce128" style:display-name="ce128">
      <style:text-properties fo:font-weight="None" fo:font-style="None" fo:font-family="Times New Roman" fo:font-size="9.5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end"/>
    </style:style>
    <style:style style:family="table-cell" style:name="ce133" style:display-name="ce133">
      <style:text-properties fo:font-weight="None" fo:font-style="None" fo:font-family="Times New Roman" fo:font-size="9.5"/>
      <style:paragraph-properties fo:text-align="end"/>
    </style:style>
    <style:style style:family="table-cell" style:name="ce134" style:display-name="ce134">
      <style:text-properties fo:font-weight="None" fo:font-style="None" fo:font-family="Times New Roman" fo:font-size="10"/>
      <style:table-cell-properties fo:border-bottom="0.74pt solid #3c3c3c" fo:border-right="0.74pt solid #3c3c3c"/>
    </style:style>
    <style:style style:family="table-cell" style:name="ce143" style:display-name="ce143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45" style:display-name="ce145">
      <style:text-properties fo:font-weight="None" fo:font-style="None" fo:font-family="Times New Roman" fo:font-size="6.5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150" style:display-name="ce150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style:vertical-align="top" fo:border-top="0.74pt solid #3c3c3c"/>
      <style:paragraph-properties style:vertical-align="top" fo:text-align="center"/>
    </style:style>
    <style:style style:family="table-cell" style:name="ce156" style:display-name="ce156">
      <style:text-properties fo:font-weight="None" fo:font-style="None" fo:font-family="Times New Roman" fo:font-size="9"/>
      <style:paragraph-properties fo:text-align="end"/>
    </style:style>
    <style:style style:family="table-column" style:name="67e4f7d3ea24e5db1b1eb266d555adc1" style:display-name="67e4f7d3ea24e5db1b1eb266d555adc1">
      <style:table-column-properties fo:break-before="auto" style:column-width="712.46"/>
    </style:style>
    <style:style style:family="table-column" style:name="13669833ea0e73f7eacc517fc6493a56" style:display-name="13669833ea0e73f7eacc517fc6493a56">
      <style:table-column-properties fo:break-before="auto" style:column-width="164.64"/>
    </style:style>
    <style:style style:family="table-column" style:name="fb193603c72dd2e19d4945406506e437" style:display-name="fb193603c72dd2e19d4945406506e437">
      <style:table-column-properties fo:break-before="auto" style:column-width="246.96"/>
    </style:style>
    <style:style style:family="table-column" style:name="dbf2edc9eac0d9280f838ca4b44e111f" style:display-name="dbf2edc9eac0d9280f838ca4b44e111f">
      <style:table-column-properties fo:break-before="auto" style:column-width="164.64"/>
    </style:style>
    <style:style style:family="table-column" style:name="025cf490172cb092b0072498691bd493" style:display-name="025cf490172cb092b0072498691bd493">
      <style:table-column-properties fo:break-before="auto" style:column-width="164.64"/>
    </style:style>
    <style:style style:family="table-row" style:name="dad9e0750351b63b05c63129cbd2fad7" style:display-name="dad9e0750351b63b05c63129cbd2fad7">
      <style:table-row-properties fo:break-before="auto" style:row-height="362.6"/>
    </style:style>
    <style:style style:family="table-row" style:name="9da52af1bd9963df8cb27d50ed9a3a21" style:display-name="9da52af1bd9963df8cb27d50ed9a3a21">
      <style:table-row-properties fo:break-before="auto" style:row-height="362.6"/>
    </style:style>
    <style:style style:family="table-row" style:name="6e762679d8c0e8f7be860ae736199ce0" style:display-name="6e762679d8c0e8f7be860ae736199ce0">
      <style:table-row-properties fo:break-before="auto" style:row-height="362.6"/>
    </style:style>
    <style:style style:family="table-row" style:name="a5f4e4434c76138d30218f97f6bee110" style:display-name="a5f4e4434c76138d30218f97f6bee110">
      <style:table-row-properties fo:break-before="auto" style:row-height="384.16"/>
    </style:style>
    <style:style style:family="table-row" style:name="ff2a6c29a7c169e8fe66f8a772e20fb1" style:display-name="ff2a6c29a7c169e8fe66f8a772e20fb1">
      <style:table-row-properties fo:break-before="auto" style:row-height="384.16"/>
    </style:style>
    <style:style style:family="table-row" style:name="f5bc3e2abdaa29164d6287dd4055cc1c" style:display-name="f5bc3e2abdaa29164d6287dd4055cc1c">
      <style:table-row-properties fo:break-before="auto" style:row-height="409.64"/>
    </style:style>
    <style:style style:family="table-row" style:name="b409726f37c5895bccf888f279fe3335" style:display-name="b409726f37c5895bccf888f279fe3335">
      <style:table-row-properties fo:break-before="auto" style:row-height="280.28"/>
    </style:style>
    <style:style style:family="table-row" style:name="a3c772a9824e337e4e9c184d41ca2d6a" style:display-name="a3c772a9824e337e4e9c184d41ca2d6a">
      <style:table-row-properties fo:break-before="auto" style:row-height="414.54"/>
    </style:style>
    <style:style style:family="table-row" style:name="8f521693456c2d14221959e150e9a4ab" style:display-name="8f521693456c2d14221959e150e9a4ab">
      <style:table-row-properties fo:break-before="auto" style:row-height="384.16"/>
    </style:style>
    <style:style style:family="table-row" style:name="a16c80db9f9bf21d1d1218e9e7486965" style:display-name="a16c80db9f9bf21d1d1218e9e7486965">
      <style:table-row-properties fo:break-before="auto" style:row-height="384.16"/>
    </style:style>
    <style:style style:family="table-row" style:name="61c3ee843f1e4ab0816fbab6a1b02e44" style:display-name="61c3ee843f1e4ab0816fbab6a1b02e44">
      <style:table-row-properties fo:break-before="auto" style:row-height="409.64"/>
    </style:style>
    <style:style style:family="table-row" style:name="717fe32580ff797745e86d9a06e4a018" style:display-name="717fe32580ff797745e86d9a06e4a018">
      <style:table-row-properties fo:break-before="auto" style:row-height="409.64"/>
    </style:style>
    <style:style style:family="table-row" style:name="0688e8a42d5f719502e43f6a745a2f33" style:display-name="0688e8a42d5f719502e43f6a745a2f33">
      <style:table-row-properties fo:break-before="auto" style:row-height="280.28"/>
    </style:style>
    <style:style style:family="table-row" style:name="5addb5f858fda74312bc8e3be869aee4" style:display-name="5addb5f858fda74312bc8e3be869aee4">
      <style:table-row-properties fo:break-before="auto" style:row-height="384.16"/>
    </style:style>
    <style:style style:family="table-row" style:name="f5ee34c9e89064e7ca7a0f62fdb2f06b" style:display-name="f5ee34c9e89064e7ca7a0f62fdb2f06b">
      <style:table-row-properties fo:break-before="auto" style:row-height="280.28"/>
    </style:style>
    <style:style style:family="table-row" style:name="563e0b72ba082d1e1428a99b0c056f3a" style:display-name="563e0b72ba082d1e1428a99b0c056f3a">
      <style:table-row-properties fo:break-before="auto" style:row-height="384.16"/>
    </style:style>
    <style:style style:family="table-row" style:name="3cb2f16d0f31807ae1a2a00ecd963180" style:display-name="3cb2f16d0f31807ae1a2a00ecd963180">
      <style:table-row-properties fo:break-before="auto" style:row-height="280.28"/>
    </style:style>
    <style:style style:family="table-row" style:name="c46a3b8780eaf715b5ff7aa82c12d3a2" style:display-name="c46a3b8780eaf715b5ff7aa82c12d3a2">
      <style:table-row-properties fo:break-before="auto" style:row-height="384.16"/>
    </style:style>
    <style:style style:family="table-row" style:name="5427f46a51cbf6ca5b120bf4d18b8b6c" style:display-name="5427f46a51cbf6ca5b120bf4d18b8b6c">
      <style:table-row-properties fo:break-before="auto" style:row-height="409.64"/>
    </style:style>
    <style:style style:family="table-row" style:name="0d591b1bff794fba586257b9b23d717f" style:display-name="0d591b1bff794fba586257b9b23d717f">
      <style:table-row-properties fo:break-before="auto" style:row-height="409.64"/>
    </style:style>
    <style:style style:family="table-row" style:name="c3f5f29c39a9326b95f9ab9765fdd894" style:display-name="c3f5f29c39a9326b95f9ab9765fdd894">
      <style:table-row-properties fo:break-before="auto" style:row-height="280.28"/>
    </style:style>
    <style:style style:family="table-row" style:name="591bdf2a55e0f9a398ac569f803097ac" style:display-name="591bdf2a55e0f9a398ac569f803097ac">
      <style:table-row-properties fo:break-before="auto" style:row-height="384.16"/>
    </style:style>
    <style:style style:family="table-row" style:name="ad214ea56fde2d4d460de03e8956352e" style:display-name="ad214ea56fde2d4d460de03e8956352e">
      <style:table-row-properties fo:break-before="auto" style:row-height="280.28"/>
    </style:style>
    <style:style style:family="table-row" style:name="d49523514a881da19ffcd724e351cd2e" style:display-name="d49523514a881da19ffcd724e351cd2e">
      <style:table-row-properties fo:break-before="auto" style:row-height="384.16"/>
    </style:style>
    <style:style style:family="table-row" style:name="27dba7704d4b45080845785a1b52f325" style:display-name="27dba7704d4b45080845785a1b52f325">
      <style:table-row-properties fo:break-before="auto" style:row-height="280.28"/>
    </style:style>
    <style:style style:family="table-row" style:name="7d3916640c1fc10c7fd69ec819d1b00f" style:display-name="7d3916640c1fc10c7fd69ec819d1b00f">
      <style:table-row-properties fo:break-before="auto" style:row-height="384.16"/>
    </style:style>
    <style:style style:family="table-row" style:name="7d8cabadac384385848698569f42fafc" style:display-name="7d8cabadac384385848698569f42fafc">
      <style:table-row-properties fo:break-before="auto" style:row-height="280.28"/>
    </style:style>
    <style:style style:family="table-row" style:name="49f4b6ae6edc2aee0f036d794f2e71eb" style:display-name="49f4b6ae6edc2aee0f036d794f2e71eb">
      <style:table-row-properties fo:break-before="auto" style:row-height="409.64"/>
    </style:style>
    <style:style style:family="table-row" style:name="e8229ddf3e9b53f5274b0ffc114009c9" style:display-name="e8229ddf3e9b53f5274b0ffc114009c9">
      <style:table-row-properties fo:break-before="auto" style:row-height="280.28"/>
    </style:style>
    <style:style style:family="table-row" style:name="0c0135a57c3bb5600a927cd4d269d76a" style:display-name="0c0135a57c3bb5600a927cd4d269d76a">
      <style:table-row-properties fo:break-before="auto" style:row-height="384.16"/>
    </style:style>
    <style:style style:family="table-row" style:name="5adaf9bd4b26993cc491c9253a2f0a13" style:display-name="5adaf9bd4b26993cc491c9253a2f0a13">
      <style:table-row-properties fo:break-before="auto" style:row-height="384.16"/>
    </style:style>
    <style:style style:family="table-row" style:name="dd1e11c170a596c27b57e9b92e60c983" style:display-name="dd1e11c170a596c27b57e9b92e60c983">
      <style:table-row-properties fo:break-before="auto" style:row-height="384.16"/>
    </style:style>
    <style:style style:family="table-row" style:name="53f7fb34df9051c6fe25b3f85a60dc11" style:display-name="53f7fb34df9051c6fe25b3f85a60dc11">
      <style:table-row-properties fo:break-before="auto" style:row-height="384.16"/>
    </style:style>
    <style:style style:family="table-row" style:name="11eaebd2a1c44e5c1c416b5e4dadfc5e" style:display-name="11eaebd2a1c44e5c1c416b5e4dadfc5e">
      <style:table-row-properties fo:break-before="auto" style:row-height="384.16"/>
    </style:style>
    <style:style style:family="table-row" style:name="733a6fc0630779d1072f7853a07ea605" style:display-name="733a6fc0630779d1072f7853a07ea605">
      <style:table-row-properties fo:break-before="auto" style:row-height="384.16"/>
    </style:style>
    <style:style style:family="table-row" style:name="987dbfe945afdd538d371be16158e234" style:display-name="987dbfe945afdd538d371be16158e234">
      <style:table-row-properties fo:break-before="auto" style:row-height="384.16"/>
    </style:style>
    <style:style style:family="table-row" style:name="53f62b0af8d4653a3c21d54a5343967c" style:display-name="53f62b0af8d4653a3c21d54a5343967c">
      <style:table-row-properties fo:break-before="auto" style:row-height="384.16"/>
    </style:style>
    <style:style style:family="table-row" style:name="401938b21c880e3fcfe89e11a53f25dc" style:display-name="401938b21c880e3fcfe89e11a53f25dc">
      <style:table-row-properties fo:break-before="auto" style:row-height="384.16"/>
    </style:style>
    <style:style style:family="table-row" style:name="72a1834195f678a171f140bc5469f503" style:display-name="72a1834195f678a171f140bc5469f503">
      <style:table-row-properties fo:break-before="auto" style:row-height="384.16"/>
    </style:style>
    <style:style style:family="table-row" style:name="afd0db79d7699fd2186e6b74e8b58527" style:display-name="afd0db79d7699fd2186e6b74e8b58527">
      <style:table-row-properties fo:break-before="auto" style:row-height="384.16"/>
    </style:style>
    <style:style style:family="table-row" style:name="a66ff19e776a18802bef3ee8c2dd4992" style:display-name="a66ff19e776a18802bef3ee8c2dd4992">
      <style:table-row-properties fo:break-before="auto" style:row-height="280.28"/>
    </style:style>
    <style:style style:family="table-row" style:name="06e237c39556a50d588062ef29d44eeb" style:display-name="06e237c39556a50d588062ef29d44eeb">
      <style:table-row-properties fo:break-before="auto" style:row-height="384.16"/>
    </style:style>
    <style:style style:family="table-row" style:name="fad8a913fb84d18a1d3bfbdab47c8044" style:display-name="fad8a913fb84d18a1d3bfbdab47c8044">
      <style:table-row-properties fo:break-before="auto" style:row-height="409.64"/>
    </style:style>
    <style:style style:family="table-row" style:name="58e980fd602734a10d7fbdcff7b08f51" style:display-name="58e980fd602734a10d7fbdcff7b08f51">
      <style:table-row-properties fo:break-before="auto" style:row-height="384.16"/>
    </style:style>
    <style:style style:family="table-row" style:name="bcb08e2be381016b69dec4e0f8c65c93" style:display-name="bcb08e2be381016b69dec4e0f8c65c93">
      <style:table-row-properties fo:break-before="auto" style:row-height="409.64"/>
    </style:style>
    <style:style style:family="table-row" style:name="e09149eed063d0249cf3ca6f60e78d30" style:display-name="e09149eed063d0249cf3ca6f60e78d30">
      <style:table-row-properties fo:break-before="auto" style:row-height="280.28"/>
    </style:style>
    <style:style style:family="table-row" style:name="1fa99cf3f304c7614b4ebc46e2ef679d" style:display-name="1fa99cf3f304c7614b4ebc46e2ef679d">
      <style:table-row-properties fo:break-before="auto" style:row-height="384.16"/>
    </style:style>
    <style:style style:family="table-row" style:name="c4933b3a6bb001e13c060eec858275aa" style:display-name="c4933b3a6bb001e13c060eec858275aa">
      <style:table-row-properties fo:break-before="auto" style:row-height="409.64"/>
    </style:style>
    <style:style style:family="table-row" style:name="ade3652f10cfb064deab7d6dffdc3ef3" style:display-name="ade3652f10cfb064deab7d6dffdc3ef3">
      <style:table-row-properties fo:break-before="auto" style:row-height="409.64"/>
    </style:style>
    <style:style style:family="table-row" style:name="48db328ba4b6ebd6d9724b0abe70086f" style:display-name="48db328ba4b6ebd6d9724b0abe70086f">
      <style:table-row-properties fo:break-before="auto" style:row-height="409.64"/>
    </style:style>
    <style:style style:family="table-row" style:name="0a7b8de6ba7d4d512a8ac2bdecb9c588" style:display-name="0a7b8de6ba7d4d512a8ac2bdecb9c588">
      <style:table-row-properties fo:break-before="auto" style:row-height="280.28"/>
    </style:style>
    <style:style style:family="table-row" style:name="a5a6df0a06f7b8f778db3c70dd491af2" style:display-name="a5a6df0a06f7b8f778db3c70dd491af2">
      <style:table-row-properties fo:break-before="auto" style:row-height="384.16"/>
    </style:style>
    <style:style style:family="table-row" style:name="a7b1ed4b62f7819b3cd3f575c87b4caa" style:display-name="a7b1ed4b62f7819b3cd3f575c87b4caa">
      <style:table-row-properties fo:break-before="page" style:row-height="414.54"/>
    </style:style>
    <style:style style:family="table-row" style:name="233b5182d882b91c6d7a7d127a453398" style:display-name="233b5182d882b91c6d7a7d127a453398">
      <style:table-row-properties fo:break-before="auto" style:row-height="414.54"/>
    </style:style>
    <style:style style:family="table-row" style:name="b2e96a732d29006ffcf0d98d76e57009" style:display-name="b2e96a732d29006ffcf0d98d76e57009">
      <style:table-row-properties fo:break-before="auto" style:row-height="441.0"/>
    </style:style>
    <style:style style:family="table-row" style:name="eac7fff21ff4e186cfbd09d4ad07c0ff" style:display-name="eac7fff21ff4e186cfbd09d4ad07c0ff">
      <style:table-row-properties fo:break-before="auto" style:row-height="441.0"/>
    </style:style>
    <style:style style:family="table-row" style:name="ed84041eface6d051e73abb124ee376c" style:display-name="ed84041eface6d051e73abb124ee376c">
      <style:table-row-properties fo:break-before="auto" style:row-height="959.42"/>
    </style:style>
    <style:style style:family="table-row" style:name="3b732576098b06bca587ecf53171fe64" style:display-name="3b732576098b06bca587ecf53171fe64">
      <style:table-row-properties fo:break-before="auto" style:row-height="2307.9"/>
    </style:style>
    <style:style style:family="table-row" style:name="e8491e50f201e7598f26d971ff5d7340" style:display-name="e8491e50f201e7598f26d971ff5d7340">
      <style:table-row-properties fo:break-before="auto" style:row-height="441.0"/>
    </style:style>
    <style:style style:family="table-row" style:name="a1e093c7a21ac13b981b0cd04a55e755" style:display-name="a1e093c7a21ac13b981b0cd04a55e755">
      <style:table-row-properties fo:break-before="auto" style:row-height="441.0"/>
    </style:style>
    <style:style style:family="table-row" style:name="5a6d24ef59694c1712fa60fe2e4be57d" style:display-name="5a6d24ef59694c1712fa60fe2e4be57d">
      <style:table-row-properties fo:break-before="auto" style:row-height="441.0"/>
    </style:style>
    <style:style style:family="table-row" style:name="4118f529af736927d76bb72e69586087" style:display-name="4118f529af736927d76bb72e69586087">
      <style:table-row-properties fo:break-before="auto" style:row-height="441.0"/>
    </style:style>
    <style:style style:family="table-row" style:name="d3124041abb6a6324566108cedaaf596" style:display-name="d3124041abb6a6324566108cedaaf596">
      <style:table-row-properties fo:break-before="auto" style:row-height="441.0"/>
    </style:style>
    <style:style style:family="table-row" style:name="c7eeff0cbdd958c2708353494eff7487" style:display-name="c7eeff0cbdd958c2708353494eff7487">
      <style:table-row-properties fo:break-before="auto" style:row-height="441.0"/>
    </style:style>
    <style:style style:family="table-row" style:name="816e836782cf0dde4882513e1babebed" style:display-name="816e836782cf0dde4882513e1babebed">
      <style:table-row-properties fo:break-before="auto" style:row-height="907.48"/>
    </style:style>
    <style:style style:family="table-row" style:name="693f9696641188e5e39fceeec1d7c48c" style:display-name="693f9696641188e5e39fceeec1d7c48c">
      <style:table-row-properties fo:break-before="auto" style:row-height="441.0"/>
    </style:style>
    <style:style style:family="table-row" style:name="2fd66ba973303551d3ebbdc56af6bd6a" style:display-name="2fd66ba973303551d3ebbdc56af6bd6a">
      <style:table-row-properties fo:break-before="auto" style:row-height="441.0"/>
    </style:style>
    <style:style style:family="table-row" style:name="1aba990e2befacf081f104381a6206c0" style:display-name="1aba990e2befacf081f104381a6206c0">
      <style:table-row-properties fo:break-before="auto" style:row-height="441.0"/>
    </style:style>
    <style:style style:family="table-row" style:name="da60ea1f5ec5359c3e0ca79fdc4a1348" style:display-name="da60ea1f5ec5359c3e0ca79fdc4a1348">
      <style:table-row-properties fo:break-before="auto" style:row-height="441.0"/>
    </style:style>
    <style:style style:family="table-row" style:name="11662e9bf0309dd1a5dbd944b5083553" style:display-name="11662e9bf0309dd1a5dbd944b5083553">
      <style:table-row-properties fo:break-before="auto" style:row-height="441.0"/>
    </style:style>
    <style:style style:family="table-row" style:name="cf93c9447bd5ff8edab2d41ba12389a0" style:display-name="cf93c9447bd5ff8edab2d41ba12389a0">
      <style:table-row-properties fo:break-before="auto" style:row-height="441.0"/>
    </style:style>
    <style:style style:family="table-row" style:name="4f51c2c3976903a622c759614d46113f" style:display-name="4f51c2c3976903a622c759614d46113f">
      <style:table-row-properties fo:break-before="auto" style:row-height="441.0"/>
    </style:style>
    <style:style style:family="table-row" style:name="e6f2c98b144878f9d99332cd104e38d2" style:display-name="e6f2c98b144878f9d99332cd104e38d2">
      <style:table-row-properties fo:break-before="auto" style:row-height="441.0"/>
    </style:style>
    <style:style style:family="table-row" style:name="2943cb09d83b89649963c19f676d6b23" style:display-name="2943cb09d83b89649963c19f676d6b23">
      <style:table-row-properties fo:break-before="auto" style:row-height="441.0"/>
    </style:style>
    <style:style style:family="table-row" style:name="8c37a0f34421ad872b0c11b2653f197a" style:display-name="8c37a0f34421ad872b0c11b2653f197a">
      <style:table-row-properties fo:break-before="auto" style:row-height="441.0"/>
    </style:style>
    <style:style style:family="table-row" style:name="f48548f5c0e70445ef21295f389f0471" style:display-name="f48548f5c0e70445ef21295f389f0471">
      <style:table-row-properties fo:break-before="auto" style:row-height="441.0"/>
    </style:style>
    <style:style style:family="table-row" style:name="243c2e0ed6b4b6835fbe71b637e7f5f7" style:display-name="243c2e0ed6b4b6835fbe71b637e7f5f7">
      <style:table-row-properties fo:break-before="auto" style:row-height="441.0"/>
    </style:style>
    <style:style style:family="table-row" style:name="275c35a852a9d835c1876322e2e16805" style:display-name="275c35a852a9d835c1876322e2e16805">
      <style:table-row-properties fo:break-before="auto" style:row-height="441.0"/>
    </style:style>
    <style:style style:family="table-row" style:name="6f8486d34ef8e6ebac4de5d4eefe9243" style:display-name="6f8486d34ef8e6ebac4de5d4eefe9243">
      <style:table-row-properties fo:break-before="auto" style:row-height="441.0"/>
    </style:style>
    <style:style style:family="table-row" style:name="92309cdac54696777e13bdb1fe7e5687" style:display-name="92309cdac54696777e13bdb1fe7e5687">
      <style:table-row-properties fo:break-before="page" style:row-height="441.0"/>
    </style:style>
    <style:style style:family="table-row" style:name="0c3ba9f37319f9e095a2686d11a028a2" style:display-name="0c3ba9f37319f9e095a2686d11a028a2">
      <style:table-row-properties fo:break-before="auto" style:row-height="441.0"/>
    </style:style>
    <style:style style:family="table-row" style:name="9b4160774302096d713a7b64e873484c" style:display-name="9b4160774302096d713a7b64e873484c">
      <style:table-row-properties fo:break-before="auto" style:row-height="441.0"/>
    </style:style>
    <style:style style:family="table-row" style:name="b711358c37ed0e5c947f62493dc1ca5c" style:display-name="b711358c37ed0e5c947f62493dc1ca5c">
      <style:table-row-properties fo:break-before="auto" style:row-height="441.0"/>
    </style:style>
    <style:style style:family="table-row" style:name="a66f746f27b0a38c8e5cc264860c6040" style:display-name="a66f746f27b0a38c8e5cc264860c6040">
      <style:table-row-properties fo:break-before="auto" style:row-height="441.0"/>
    </style:style>
    <style:style style:family="table-row" style:name="cd0e5d45319cf7d39a84f35cb640deea" style:display-name="cd0e5d45319cf7d39a84f35cb640deea">
      <style:table-row-properties fo:break-before="auto" style:row-height="441.0"/>
    </style:style>
    <style:style style:family="table-row" style:name="d6b999a3440505c1738d3afe07f81f34" style:display-name="d6b999a3440505c1738d3afe07f81f34">
      <style:table-row-properties fo:break-before="auto" style:row-height="441.0"/>
    </style:style>
    <style:style style:family="table-row" style:name="a9841d0fa5ffa73c8db73a074ca3f82e" style:display-name="a9841d0fa5ffa73c8db73a074ca3f82e">
      <style:table-row-properties fo:break-before="auto" style:row-height="362.6"/>
    </style:style>
    <style:style style:family="table-row" style:name="143493f973f7fe7a7d2834ffa0b2e931" style:display-name="143493f973f7fe7a7d2834ffa0b2e931">
      <style:table-row-properties fo:break-before="auto" style:row-height="441.0"/>
    </style:style>
    <style:style style:family="table-row" style:name="c53a2c4124ae11113e6ed816cd48daeb" style:display-name="c53a2c4124ae11113e6ed816cd48daeb">
      <style:table-row-properties fo:break-before="auto" style:row-height="441.0"/>
    </style:style>
    <style:style style:family="table-row" style:name="42f34b980822554f1a655b922026223d" style:display-name="42f34b980822554f1a655b922026223d">
      <style:table-row-properties fo:break-before="auto" style:row-height="441.0"/>
    </style:style>
    <style:style style:family="table-row" style:name="8b61f5d30cc2403e8c3274b628add1aa" style:display-name="8b61f5d30cc2403e8c3274b628add1aa">
      <style:table-row-properties fo:break-before="auto" style:row-height="441.0"/>
    </style:style>
    <style:style style:family="table-row" style:name="fff3fb71924ec0b16fa55259b00dfa27" style:display-name="fff3fb71924ec0b16fa55259b00dfa27">
      <style:table-row-properties fo:break-before="auto" style:row-height="441.0"/>
    </style:style>
    <style:style style:family="table-row" style:name="9b3e6384b9770aa573c717fbd0e31360" style:display-name="9b3e6384b9770aa573c717fbd0e31360">
      <style:table-row-properties fo:break-before="auto" style:row-height="441.0"/>
    </style:style>
    <style:style style:family="table-row" style:name="c5e982a8c59b266eccea83ee9a7e524e" style:display-name="c5e982a8c59b266eccea83ee9a7e524e">
      <style:table-row-properties fo:break-before="auto" style:row-height="362.6"/>
    </style:style>
    <style:style style:family="table-row" style:name="ac2a1ea1965bc68a198836a029ff1f99" style:display-name="ac2a1ea1965bc68a198836a029ff1f99">
      <style:table-row-properties fo:break-before="auto" style:row-height="441.0"/>
    </style:style>
    <style:style style:family="table-row" style:name="88ee0c997860ec85ba85f9b239bc5802" style:display-name="88ee0c997860ec85ba85f9b239bc5802">
      <style:table-row-properties fo:break-before="auto" style:row-height="362.6"/>
    </style:style>
    <style:style style:family="table-row" style:name="b6767934dd2bba794ca22aa85659b333" style:display-name="b6767934dd2bba794ca22aa85659b333">
      <style:table-row-properties fo:break-before="auto" style:row-height="441.0"/>
    </style:style>
    <style:style style:family="table-row" style:name="7680ffcdde83e366c6b4d87b7f0436d5" style:display-name="7680ffcdde83e366c6b4d87b7f0436d5">
      <style:table-row-properties fo:break-before="auto" style:row-height="362.6"/>
    </style:style>
    <style:style style:family="table-row" style:name="be0d4500e140868658de2929791d65e9" style:display-name="be0d4500e140868658de2929791d65e9">
      <style:table-row-properties fo:break-before="auto" style:row-height="441.0"/>
    </style:style>
    <style:style style:family="table-row" style:name="35212c0fb590516ded1254e8c0ef795d" style:display-name="35212c0fb590516ded1254e8c0ef795d">
      <style:table-row-properties fo:break-before="auto" style:row-height="441.0"/>
    </style:style>
    <style:style style:family="table-row" style:name="e60963d367fa10598dbfde13c4a5fac5" style:display-name="e60963d367fa10598dbfde13c4a5fac5">
      <style:table-row-properties fo:break-before="auto" style:row-height="441.0"/>
    </style:style>
    <style:style style:family="table-row" style:name="c560c5e8ee137f09e5c4e10b3807870e" style:display-name="c560c5e8ee137f09e5c4e10b3807870e">
      <style:table-row-properties fo:break-before="auto" style:row-height="441.0"/>
    </style:style>
    <style:style style:family="table-row" style:name="46af2b2fb5b3e8aafd77b1de4b43289c" style:display-name="46af2b2fb5b3e8aafd77b1de4b43289c">
      <style:table-row-properties fo:break-before="auto" style:row-height="441.0"/>
    </style:style>
    <style:style style:family="table-row" style:name="fdff2ac890e7ffe2f0c1c670af778345" style:display-name="fdff2ac890e7ffe2f0c1c670af778345">
      <style:table-row-properties fo:break-before="auto" style:row-height="362.6"/>
    </style:style>
    <style:style style:family="table-row" style:name="ff1ef7f5cd42dae5f2a8a6220eb8be38" style:display-name="ff1ef7f5cd42dae5f2a8a6220eb8be38">
      <style:table-row-properties fo:break-before="auto" style:row-height="155.82"/>
    </style:style>
    <style:style style:family="table-row" style:name="b0cf1e85d6e0607679bc7a5cb1e574d4" style:display-name="b0cf1e85d6e0607679bc7a5cb1e574d4">
      <style:table-row-properties fo:break-before="auto" style:row-height="441.0"/>
    </style:style>
    <style:style style:family="table-row" style:name="c8ead8ca61dea76a27cb6a7a853a123c" style:display-name="c8ead8ca61dea76a27cb6a7a853a123c">
      <style:table-row-properties fo:break-before="auto" style:row-height="441.0"/>
    </style:style>
    <style:style style:family="table-row" style:name="8ed55ba6466cab3a155284ca34f02190" style:display-name="8ed55ba6466cab3a155284ca34f02190">
      <style:table-row-properties fo:break-before="auto" style:row-height="441.0"/>
    </style:style>
    <style:style style:family="table-row" style:name="39716b33543ff77940e4b431fef150d9" style:display-name="39716b33543ff77940e4b431fef150d9">
      <style:table-row-properties fo:break-before="auto" style:row-height="441.0"/>
    </style:style>
    <style:style style:family="table-row" style:name="9eb89d3056f66507866625544611d8ab" style:display-name="9eb89d3056f66507866625544611d8ab">
      <style:table-row-properties fo:break-before="auto" style:row-height="441.0"/>
    </style:style>
    <style:style style:family="table-row" style:name="725bac58d8f2bbecf9469f7b31691f62" style:display-name="725bac58d8f2bbecf9469f7b31691f62">
      <style:table-row-properties fo:break-before="auto" style:row-height="362.6"/>
    </style:style>
    <style:style style:family="table-row" style:name="b040f8a69f87e75257c073208d70e9e3" style:display-name="b040f8a69f87e75257c073208d70e9e3">
      <style:table-row-properties fo:break-before="auto" style:row-height="181.3"/>
    </style:style>
    <style:style style:family="table-row" style:name="dc4971837e42a19284737ca92c74af34" style:display-name="dc4971837e42a19284737ca92c74af34">
      <style:table-row-properties fo:break-before="auto" style:row-height="441.0"/>
    </style:style>
    <style:style style:family="table-row" style:name="5154dde517c63d05440fc2c27d762e34" style:display-name="5154dde517c63d05440fc2c27d762e34">
      <style:table-row-properties fo:break-before="auto" style:row-height="441.0"/>
    </style:style>
    <style:style style:family="table-row" style:name="586da5100adb3b1a926a0cf2433961de" style:display-name="586da5100adb3b1a926a0cf2433961de">
      <style:table-row-properties fo:break-before="auto" style:row-height="362.6"/>
    </style:style>
    <style:style style:family="table-row" style:name="a425477267b70022cb7e34f47ee81586" style:display-name="a425477267b70022cb7e34f47ee81586">
      <style:table-row-properties fo:break-before="auto" style:row-height="181.3"/>
    </style:style>
    <style:style style:family="table-row" style:name="6e7e220d49b8843dcc40a45a5036f5dd" style:display-name="6e7e220d49b8843dcc40a45a5036f5dd">
      <style:table-row-properties fo:break-before="auto" style:row-height="441.0"/>
    </style:style>
    <style:style style:family="table-row" style:name="4554b7f1170e61dd7175b4633519c348" style:display-name="4554b7f1170e61dd7175b4633519c348">
      <style:table-row-properties fo:break-before="auto" style:row-height="441.0"/>
    </style:style>
    <style:style style:family="table-row" style:name="e8dbe3f1f762a9ca36740c69c2f507b2" style:display-name="e8dbe3f1f762a9ca36740c69c2f507b2">
      <style:table-row-properties fo:break-before="auto" style:row-height="902.58"/>
    </style:style>
    <style:style style:family="table-row" style:name="b9fa5b1e745af29e1104bd30154d7c3c" style:display-name="b9fa5b1e745af29e1104bd30154d7c3c">
      <style:table-row-properties fo:break-before="auto" style:row-height="441.0"/>
    </style:style>
    <style:style style:family="table-row" style:name="1dea2f0ca223b19e33ada9513d984a1c" style:display-name="1dea2f0ca223b19e33ada9513d984a1c">
      <style:table-row-properties fo:break-before="auto" style:row-height="441.0"/>
    </style:style>
    <style:style style:family="table-row" style:name="bc36375e051807833aa9bbeda636d6f6" style:display-name="bc36375e051807833aa9bbeda636d6f6">
      <style:table-row-properties fo:break-before="auto" style:row-height="362.6"/>
    </style:style>
    <style:style style:family="table-row" style:name="ba9d9b9489738ac472f247045a430cc9" style:display-name="ba9d9b9489738ac472f247045a430cc9">
      <style:table-row-properties fo:break-before="auto" style:row-height="441.0"/>
    </style:style>
    <style:style style:family="table-row" style:name="0d6a93694f672ea8c4ff0ad2386d3290" style:display-name="0d6a93694f672ea8c4ff0ad2386d3290">
      <style:table-row-properties fo:break-before="auto" style:row-height="441.0"/>
    </style:style>
    <style:style style:family="table-row" style:name="36e9fd9998883c9fee2682af202443c7" style:display-name="36e9fd9998883c9fee2682af202443c7">
      <style:table-row-properties fo:break-before="auto" style:row-height="441.0"/>
    </style:style>
    <style:style style:family="table-row" style:name="21d10cb774de4cffff15275558d81f0f" style:display-name="21d10cb774de4cffff15275558d81f0f">
      <style:table-row-properties fo:break-before="auto" style:row-height="441.0"/>
    </style:style>
  </office:automatic-styles>
  <office:body>
    <office:spreadsheet>
      <table:table table:name="стр1">
        <table:table-column table:style-name="67e4f7d3ea24e5db1b1eb266d555adc1" table:default-cell-style-name="ce1"/>
        <table:table-column table:style-name="13669833ea0e73f7eacc517fc6493a56" table:number-columns-repeated="159" table:default-cell-style-name="ce1"/>
        <table:table-column table:style-name="fb193603c72dd2e19d4945406506e437" table:default-cell-style-name="ce1"/>
        <table:table-column table:style-name="dbf2edc9eac0d9280f838ca4b44e111f" table:number-columns-repeated="96" table:default-cell-style-name="ce1"/>
        <table:table-column table:style-name="025cf490172cb092b0072498691bd493" table:number-columns-repeated="767" table:default-cell-style-name="None"/>
        <table:table-row table:style-name="dad9e0750351b63b05c63129cbd2fad7">
          <table:table-cell office:value="None" office:value-type="string"/>
          <table:covered-table-cell table:number-columns-repeated="118"/>
          <table:table-cell table:style-name="ce114" office:value="None" office:value-type="string">
            <text:p><text:span text:style-name="ce114">Унифицированная форма № ОС-1</text:span></text:p>
          </table:table-cell>
          <table:table-cell office:value="None" office:value-type="string"/>
        </table:table-row>
        <table:table-row table:style-name="9da52af1bd9963df8cb27d50ed9a3a21">
          <table:table-cell office:value="None" office:value-type="string"/>
          <table:covered-table-cell table:number-columns-repeated="118"/>
          <table:table-cell table:style-name="ce13" office:value="None" office:value-type="string">
            <text:p><text:span text:style-name="ce13">Утверждена постановлением Госкомстата России</text:span></text:p>
          </table:table-cell>
          <table:table-cell office:value="None" office:value-type="string"/>
        </table:table-row>
        <table:table-row table:style-name="6e762679d8c0e8f7be860ae736199ce0">
          <table:table-cell office:value="None" office:value-type="string"/>
          <table:covered-table-cell table:number-columns-repeated="118"/>
          <table:table-cell table:style-name="ce13" office:value="None" office:value-type="string">
            <text:p><text:span text:style-name="ce13">от 21.01.2003 № 7</text:span></text:p>
          </table:table-cell>
          <table:table-cell office:value="None" office:value-type="string"/>
        </table:table-row>
        <table:table-row table:style-name="a5f4e4434c76138d30218f97f6bee110">
          <table:table-cell office:value="None" office:value-type="string">
            <text:p>УТВЕРЖДАЮ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УТВЕРЖДАЮ</text:p>
          </table:table-cell>
          <table:table-cell office:value="None" office:value-type="string"/>
        </table:table-row>
        <table:table-row table:style-name="ff2a6c29a7c169e8fe66f8a772e20fb1">
          <table:table-cell office:value="None" office:value-type="string">
            <text:p>Руководитель организации-сдатчика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Руководитель организации-получателя</text:p>
          </table:table-cell>
          <table:table-cell office:value="None" office:value-type="string"/>
        </table:table-row>
        <table:table-row table:style-name="f5bc3e2abdaa29164d6287dd4055cc1c">
          <table:table-cell table:style-name="ce2" table:number-columns-spanned="23" office:value="None" office:value-type="string"/>
          <table:covered-table-cell table:number-columns-repeated="22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5" office:value="None" office:value-type="string"/>
          <table:covered-table-cell table:style-name="ce2" table:number-columns-repeated="14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1" office:value="None" office:value-type="string"/>
          <table:covered-table-cell table:style-name="ce2" table:number-columns-repeated="20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82" table:number-columns-spanned="23" office:value="None" office:value-type="string">
            <text:p><text:span text:style-name="ce82">Генеральный директор</text:span></text:p>
          </table:table-cell>
          <table:covered-table-cell table:style-name="ce2" table:number-columns-repeated="22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5" office:value="None" office:value-type="string"/>
          <table:covered-table-cell table:style-name="ce82" table:number-columns-repeated="14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1" office:value="None" office:value-type="string">
            <text:p><text:span text:style-name="ce2">Нежевец Г.Г.</text:span></text:p>
          </table:table-cell>
          <table:covered-table-cell table:style-name="ce2" table:number-columns-repeated="20"/>
          <table:table-cell office:value="None" office:value-type="string"/>
        </table:table-row>
        <table:table-row table:style-name="b409726f37c5895bccf888f279fe3335">
          <table:table-cell table:style-name="ce3" table:number-columns-spanned="23" office:value="None" office:value-type="string">
            <text:p><text:span text:style-name="ce3">(должность)</text:span></text:p>
          </table:table-cell>
          <table:covered-table-cell table:number-columns-repeated="22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15" office:value="None" office:value-type="string">
            <text:p><text:span text:style-name="ce3">(подпись)</text:span></text:p>
          </table:table-cell>
          <table:covered-table-cell table:style-name="ce46" table:number-columns-repeated="14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1" office:value="None" office:value-type="string">
            <text:p><text:span text:style-name="ce3">(расшифровка подписи)</text:span></text:p>
          </table:table-cell>
          <table:covered-table-cell table:style-name="ce46" table:number-columns-repeated="20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3" office:value="None" office:value-type="string">
            <text:p><text:span text:style-name="ce3">(должность)</text:span></text:p>
          </table:table-cell>
          <table:covered-table-cell table:style-name="ce46" table:number-columns-repeated="22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15" office:value="None" office:value-type="string">
            <text:p><text:span text:style-name="ce3">(подпись)</text:span></text:p>
          </table:table-cell>
          <table:covered-table-cell table:style-name="ce46" table:number-columns-repeated="14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1" office:value="None" office:value-type="string">
            <text:p><text:span text:style-name="ce3">(расшифровка подписи)</text:span></text:p>
          </table:table-cell>
          <table:covered-table-cell table:style-name="ce46" table:number-columns-repeated="20"/>
          <table:table-cell table:style-name="ce4" office:value="None" office:value-type="string"/>
        </table:table-row>
        <table:table-row table:style-name="a3c772a9824e337e4e9c184d41ca2d6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style-name="ce36" table:number-columns-repeated="4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19" office:value="None" office:value-type="string"/>
          <table:covered-table-cell table:style-name="ce38" table:number-columns-repeated="18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style-name="ce2" table:number-columns-repeated="3"/>
          <table:table-cell table:style-name="ce38" table:number-columns-spanned="3" office:value="None" office:value-type="string"/>
          <table:covered-table-cell table:style-name="ce51" table:number-columns-repeated="2"/>
          <table:table-cell office:value="None" office:value-type="string">
            <text:p>г.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/>
          <table:table-cell table:style-name="ce50" table:number-columns-spanned="5" office:value="None" office:value-type="string"/>
          <table:covered-table-cell table:style-name="ce36" table:number-columns-repeated="4"/>
          <table:table-cell office:value="None" office:value-type="string"/>
          <table:table-cell office:value="None" office:value-type="string"/>
          <table:table-cell table:style-name="ce2" table:number-columns-spanned="19" office:value="None" office:value-type="string"/>
          <table:covered-table-cell table:style-name="ce50" table:number-columns-repeated="18"/>
          <table:table-cell table:style-name="ce123" table:number-columns-spanned="4" office:value="None" office:value-type="string"/>
          <table:covered-table-cell table:style-name="ce2" table:number-columns-repeated="3"/>
          <table:table-cell table:style-name="ce50" table:number-columns-spanned="3" office:value="None" office:value-type="string"/>
          <table:covered-table-cell table:style-name="ce123" table:number-columns-repeated="2"/>
          <table:table-cell table:style-name="ce26" office:value="None" office:value-type="string"/>
          <table:table-cell office:value="None" office:value-type="string"/>
        </table:table-row>
        <table:table-row table:style-name="8f521693456c2d14221959e150e9a4ab">
          <table:table-cell office:value="None" office:value-type="string">
            <text:p>М.П.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М.П.</text:p>
          </table:table-cell>
          <table:table-cell office:value="None" office:value-type="string"/>
        </table:table-row>
        <table:table-row table:style-name="a16c80db9f9bf21d1d1218e9e7486965">
          <table:table-cell office:value="None" office:value-type="string"/>
          <table:covered-table-cell table:number-columns-repeated="144"/>
          <table:table-cell table:style-name="ce17" table:number-columns-spanned="16" office:value="None" office:value-type="string">
            <text:p><text:span text:style-name="ce17">Код</text:span></text:p>
          </table:table-cell>
          <table:covered-table-cell table:number-columns-repeated="15"/>
          <table:table-cell office:value="None" office:value-type="string"/>
        </table:table-row>
        <table:table-row table:style-name="61c3ee843f1e4ab0816fbab6a1b02e44">
          <table:table-cell office:value="None" office:value-type="string"/>
          <table:covered-table-cell table:number-columns-repeated="123"/>
          <table:table-cell office:value="None" office:value-type="string">
            <text:p>Форма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по ОКУД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8" table:number-columns-spanned="16" office:value="None" office:value-type="string">
            <text:p><text:span text:style-name="ce18">0306001</text:span></text:p>
          </table:table-cell>
          <table:covered-table-cell table:number-columns-repeated="15"/>
          <table:table-cell office:value="None" office:value-type="string"/>
        </table:table-row>
        <table:table-row table:style-name="717fe32580ff797745e86d9a06e4a018">
          <table:table-cell office:value="None" office:value-type="string">
            <text:p>Организация-получатель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08" office:value="None" office:value-type="string">
            <text:p><text:span text:style-name="ce2">Закрытое акционерное общество Тоннельный отряд № 22 ИНН 2423008540</text:span></text:p>
          </table:table-cell>
          <table:covered-table-cell table:number-columns-repeated="107"/>
          <table:table-cell office:value="None" office:value-type="string"/>
          <table:table-cell office:value="None" office:value-type="string"/>
          <table:table-cell office:value="None" office:value-type="string">
            <text:p>по ОКПО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8" table:number-columns-spanned="16" office:value="None" office:value-type="string">
            <text:p><text:span text:style-name="ce18">52287407</text:span></text:p>
          </table:table-cell>
          <table:covered-table-cell table:style-name="ce2" table:number-columns-repeated="15"/>
          <table:table-cell office:value="None" office:value-type="string"/>
        </table:table-row>
        <table:table-row table:style-name="0688e8a42d5f719502e43f6a745a2f33"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" office:value="None" office:value-type="string"/>
          <table:table-cell table:style-name="ce47" office:value="None" office:value-type="string"/>
          <table:table-cell table:style-name="ce66" office:value="None" office:value-type="string">
            <text:p><text:span text:style-name="ce66">(наименование)</text:span></text:p>
          </table:table-cell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" office:value="None" office:value-type="string"/>
        </table:table-row>
        <table:table-row table:style-name="5addb5f858fda74312bc8e3be869aee4">
          <table:table-cell table:style-name="ce5" table:number-columns-spanned="132" office:value="None" office:value-type="string">
            <text:p><text:span text:style-name="ce5">ул.Партизанская 38 т.2-26-79,факс 2-46-90</text:span></text:p>
          </table:table-cell>
          <table:covered-table-cell table:number-columns-repeated="131"/>
          <table:table-cell office:value="None" office:value-type="string"/>
        </table:table-row>
        <table:table-row table:style-name="f5ee34c9e89064e7ca7a0f62fdb2f06b">
          <table:table-cell table:style-name="ce3" table:number-columns-spanned="132" office:value="None" office:value-type="string">
            <text:p><text:span text:style-name="ce3">(адрес, телефон, факс)</text:span></text:p>
          </table:table-cell>
          <table:covered-table-cell table:number-columns-repeated="131"/>
          <table:table-cell table:style-name="ce4" office:value="None" office:value-type="string"/>
        </table:table-row>
        <table:table-row table:style-name="563e0b72ba082d1e1428a99b0c056f3a">
          <table:table-cell table:style-name="ce5" table:number-columns-spanned="132" office:value="None" office:value-type="string">
            <text:p><text:span text:style-name="ce5">Восточно-Сибирский банк СБ РФ г.Краснояр БИК 040407627 р/сч. 40702810831400100112 корр.сч.</text:span></text:p>
          </table:table-cell>
          <table:covered-table-cell table:number-columns-repeated="131"/>
          <table:table-cell office:value="None" office:value-type="string"/>
        </table:table-row>
        <table:table-row table:style-name="3cb2f16d0f31807ae1a2a00ecd963180">
          <table:table-cell table:style-name="ce3" table:number-columns-spanned="132" office:value="None" office:value-type="string">
            <text:p><text:span text:style-name="ce3">(банковские реквизиты)</text:span></text:p>
          </table:table-cell>
          <table:covered-table-cell table:number-columns-repeated="131"/>
          <table:table-cell table:style-name="ce4" office:value="None" office:value-type="string"/>
        </table:table-row>
        <table:table-row table:style-name="c46a3b8780eaf715b5ff7aa82c12d3a2">
          <table:table-cell table:style-name="ce5" table:number-columns-spanned="132" office:value="None" office:value-type="string"/>
          <table:covered-table-cell table:number-columns-repeated="131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34" office:value="None" office:value-type="string"/>
          <table:table-cell table:style-name="ce18" table:number-columns-spanned="16" office:value="None" office:value-type="string"/>
          <table:covered-table-cell table:style-name="ce134" table:number-columns-repeated="15"/>
          <table:table-cell office:value="None" office:value-type="string"/>
        </table:table-row>
        <table:table-row table:style-name="5427f46a51cbf6ca5b120bf4d18b8b6c">
          <table:table-cell table:style-name="ce6" table:number-columns-spanned="132" office:value="None" office:value-type="string">
            <text:p><text:span text:style-name="ce6">(наименование структурного подразделения)</text:span></text:p>
          </table:table-cell>
          <table:covered-table-cell table:number-columns-repeated="131"/>
          <table:table-cell table:style-name="ce8" office:value="None" office:value-type="string"/>
          <table:table-cell table:style-name="ce8" office:value="None" office:value-type="string"/>
          <table:table-cell office:value="None" office:value-type="string">
            <text:p>по ОКПО</text:p>
          </table:table-cell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18" table:number-columns-spanned="16" office:value="None" office:value-type="string"/>
          <table:covered-table-cell table:style-name="ce8" table:number-columns-repeated="15"/>
          <table:table-cell table:style-name="ce8" office:value="None" office:value-type="string"/>
        </table:table-row>
        <table:table-row table:style-name="0d591b1bff794fba586257b9b23d717f">
          <table:table-cell office:value="None" office:value-type="string">
            <text:p>Организация-сдатчик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11" office:value="None" office:value-type="string"/>
          <table:covered-table-cell table:number-columns-repeated="110"/>
          <table:table-cell office:value="None" office:value-type="string"/>
        </table:table-row>
        <table:table-row table:style-name="c3f5f29c39a9326b95f9ab9765fdd894"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66" office:value="None" office:value-type="string">
            <text:p><text:span text:style-name="ce66">(наименование)</text:span></text:p>
          </table:table-cell>
          <table:table-cell table:style-name="ce4" office:value="None" office:value-type="string"/>
        </table:table-row>
        <table:table-row table:style-name="591bdf2a55e0f9a398ac569f803097ac">
          <table:table-cell table:style-name="ce5" table:number-columns-spanned="132" office:value="None" office:value-type="string"/>
          <table:covered-table-cell table:number-columns-repeated="131"/>
          <table:table-cell office:value="None" office:value-type="string"/>
        </table:table-row>
        <table:table-row table:style-name="ad214ea56fde2d4d460de03e8956352e">
          <table:table-cell table:style-name="ce3" table:number-columns-spanned="132" office:value="None" office:value-type="string">
            <text:p><text:span text:style-name="ce3">(адрес, телефон, факс)</text:span></text:p>
          </table:table-cell>
          <table:covered-table-cell table:number-columns-repeated="131"/>
          <table:table-cell table:style-name="ce8" office:value="None" office:value-type="string"/>
        </table:table-row>
        <table:table-row table:style-name="d49523514a881da19ffcd724e351cd2e">
          <table:table-cell table:style-name="ce5" table:number-columns-spanned="132" office:value="None" office:value-type="string"/>
          <table:covered-table-cell table:number-columns-repeated="131"/>
          <table:table-cell office:value="None" office:value-type="string"/>
        </table:table-row>
        <table:table-row table:style-name="27dba7704d4b45080845785a1b52f325">
          <table:table-cell table:style-name="ce3" table:number-columns-spanned="132" office:value="None" office:value-type="string">
            <text:p><text:span text:style-name="ce3">(банковские реквизиты)</text:span></text:p>
          </table:table-cell>
          <table:covered-table-cell table:number-columns-repeated="131"/>
          <table:table-cell table:style-name="ce8" office:value="None" office:value-type="string"/>
        </table:table-row>
        <table:table-row table:style-name="7d3916640c1fc10c7fd69ec819d1b00f">
          <table:table-cell table:style-name="ce5" table:number-columns-spanned="132" office:value="None" office:value-type="string"/>
          <table:covered-table-cell table:number-columns-repeated="131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8" table:number-columns-spanned="16" office:value="None" office:value-type="string"/>
          <table:covered-table-cell table:style-name="ce5" table:number-columns-repeated="15"/>
          <table:table-cell office:value="None" office:value-type="string"/>
        </table:table-row>
        <table:table-row table:style-name="7d8cabadac384385848698569f42fafc">
          <table:table-cell table:style-name="ce7" table:number-columns-spanned="132" office:value="None" office:value-type="string">
            <text:p><text:span text:style-name="ce7">(наименование структурного подразделения)</text:span></text:p>
          </table:table-cell>
          <table:covered-table-cell table:number-columns-repeated="131"/>
          <table:table-cell table:number-rows-spanned="2" table:style-name="ce125" table:number-columns-spanned="13" office:value="None" office:value-type="string">
            <text:p><text:span text:style-name="ce125">номер </text:span></text:p>
          </table:table-cell>
          <table:covered-table-cell table:style-name="ce7" table:number-columns-repeated="12"/>
          <table:table-cell table:number-rows-spanned="2" table:style-name="ce18" table:number-columns-spanned="16" office:value="None" office:value-type="string">
            <text:p><text:span text:style-name="ce18">03</text:span></text:p>
          </table:table-cell>
          <table:covered-table-cell table:style-name="ce125" table:number-columns-repeated="15"/>
          <table:table-cell table:style-name="ce8" office:value="None" office:value-type="string"/>
        </table:table-row>
        <table:table-row table:style-name="49f4b6ae6edc2aee0f036d794f2e71eb">
          <table:table-cell office:value="None" office:value-type="string">
            <text:p>Основание для составления акта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9" table:number-columns-spanned="101" office:value="None" office:value-type="string"/>
          <table:covered-table-cell table:number-columns-repeated="100"/>
          <table:covered-table-cell table:style-name="ce9" table:number-columns-repeated="29"/>
          <table:table-cell office:value="None" office:value-type="string"/>
        </table:table-row>
        <table:table-row table:style-name="e8229ddf3e9b53f5274b0ffc114009c9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56" office:value="None" office:value-type="string">
            <text:p><text:span text:style-name="ce56">(приказ, распоряжение, договор (с указанием его вида, основных обязательств))</text:span></text:p>
          </table:table-cell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number-rows-spanned="2" table:style-name="ce125" table:number-columns-spanned="13" office:value="None" office:value-type="string">
            <text:p><text:span text:style-name="ce125">дата </text:span></text:p>
          </table:table-cell>
          <table:covered-table-cell table:style-name="ce24" table:number-columns-repeated="12"/>
          <table:table-cell table:number-rows-spanned="2" table:style-name="ce18" table:number-columns-spanned="16" office:value="None" office:value-type="string">
            <text:p><text:span text:style-name="ce18">04.01.2003г.</text:span></text:p>
          </table:table-cell>
          <table:covered-table-cell table:style-name="ce125" table:number-columns-repeated="15"/>
          <table:table-cell table:style-name="ce8" office:value="None" office:value-type="string"/>
        </table:table-row>
        <table:table-row table:style-name="0c0135a57c3bb5600a927cd4d269d76a">
          <table:table-cell table:style-name="ce9" table:number-columns-spanned="132" office:value="None" office:value-type="string"/>
          <table:covered-table-cell table:number-columns-repeated="131"/>
          <table:covered-table-cell table:style-name="ce9" table:number-columns-repeated="29"/>
          <table:table-cell office:value="None" office:value-type="string"/>
        </table:table-row>
        <table:table-row table:style-name="5adaf9bd4b26993cc491c9253a2f0a13">
          <table:table-cell table:style-name="ce10" table:number-columns-spanned="92" office:value="None" office:value-type="string"/>
          <table:covered-table-cell table:number-columns-repeated="91"/>
          <table:table-cell table:number-rows-spanned="2" table:style-name="ce17" table:number-columns-spanned="14" office:value="None" office:value-type="string">
            <text:p><text:span text:style-name="ce17">Дата</text:span></text:p>
          </table:table-cell>
          <table:covered-table-cell table:style-name="ce10" table:number-columns-repeated="13"/>
          <table:table-cell table:style-name="ce88" table:number-columns-spanned="39" office:value="None" office:value-type="string">
            <text:p><text:span text:style-name="ce88">принятия к бухгалтерскому учету </text:span></text:p>
          </table:table-cell>
          <table:covered-table-cell table:style-name="ce17" table:number-columns-repeated="38"/>
          <table:table-cell table:style-name="ce18" table:number-columns-spanned="16" office:value="None" office:value-type="string">
            <text:p><text:span text:style-name="ce18">28/02/2003</text:span></text:p>
          </table:table-cell>
          <table:covered-table-cell table:style-name="ce88" table:number-columns-repeated="15"/>
          <table:table-cell office:value="None" office:value-type="string"/>
        </table:table-row>
        <table:table-row table:style-name="dd1e11c170a596c27b57e9b92e60c983">
          <table:table-cell table:style-name="ce10" table:number-columns-spanned="92" office:value="None" office:value-type="string"/>
          <table:covered-table-cell table:number-columns-repeated="91"/>
          <table:covered-table-cell table:style-name="ce10" table:number-columns-repeated="14"/>
          <table:table-cell table:style-name="ce88" table:number-columns-spanned="39" office:value="None" office:value-type="string">
            <text:p><text:span text:style-name="ce88">списания с бухгалтерского учета </text:span></text:p>
          </table:table-cell>
          <table:covered-table-cell table:style-name="ce10" table:number-columns-repeated="38"/>
          <table:table-cell table:style-name="ce18" table:number-columns-spanned="16" office:value="None" office:value-type="string"/>
          <table:covered-table-cell table:style-name="ce88" table:number-columns-repeated="15"/>
          <table:table-cell office:value="None" office:value-type="string"/>
        </table:table-row>
        <table:table-row table:style-name="53f7fb34df9051c6fe25b3f85a60dc11">
          <table:table-cell office:value="None" office:value-type="string"/>
          <table:covered-table-cell table:number-columns-repeated="105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133" office:value="None" office:value-type="string">
            <text:p><text:span text:style-name="ce133">Счет, субсчет, код аналитического учета</text:span></text:p>
          </table:table-cell>
          <table:table-cell table:style-name="ce89" office:value="None" office:value-type="string"/>
          <table:table-cell table:style-name="ce18" table:number-columns-spanned="16" office:value="None" office:value-type="string">
            <text:p><text:span text:style-name="ce18">1-06</text:span></text:p>
          </table:table-cell>
          <table:covered-table-cell table:style-name="ce89" table:number-columns-repeated="15"/>
          <table:table-cell office:value="None" office:value-type="string"/>
        </table:table-row>
        <table:table-row table:style-name="11eaebd2a1c44e5c1c416b5e4dadfc5e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2" table:style-name="ce60" table:number-columns-spanned="11" office:value="None" office:value-type="string">
            <text:p><text:span text:style-name="ce60">АКТ</text:span></text:p>
          </table:table-cell>
          <table:covered-table-cell table:number-columns-repeated="10"/>
          <table:table-cell office:value="None" office:value-type="string"/>
          <table:table-cell table:style-name="ce17" table:number-columns-spanned="19" office:value="None" office:value-type="string">
            <text:p><text:span text:style-name="ce17">Номер документа</text:span></text:p>
          </table:table-cell>
          <table:covered-table-cell table:style-name="ce60" table:number-columns-repeated="18"/>
          <table:table-cell table:style-name="ce17" table:number-columns-spanned="19" office:value="None" office:value-type="string">
            <text:p><text:span text:style-name="ce17">Дата составления</text:span></text:p>
          </table:table-cell>
          <table:covered-table-cell table:style-name="ce17" table:number-columns-repeated="18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133" office:value="None" office:value-type="string">
            <text:p><text:span text:style-name="ce133">по ОКОФ</text:span></text:p>
          </table:table-cell>
          <table:table-cell table:style-name="ce89" office:value="None" office:value-type="string"/>
          <table:table-cell table:style-name="ce18" table:number-columns-spanned="16" office:value="None" office:value-type="string"/>
          <table:covered-table-cell table:style-name="ce89" table:number-columns-repeated="15"/>
          <table:table-cell office:value="None" office:value-type="string"/>
        </table:table-row>
        <table:table-row table:style-name="733a6fc0630779d1072f7853a07ea605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11"/>
          <table:table-cell office:value="None" office:value-type="string"/>
          <table:table-cell table:style-name="ce67" table:number-columns-spanned="19" office:value="None" office:value-type="string">
            <text:p><text:span text:style-name="ce67">5</text:span></text:p>
          </table:table-cell>
          <table:covered-table-cell table:number-columns-repeated="18"/>
          <table:table-cell table:style-name="ce67" table:number-columns-spanned="19" office:value="None" office:value-type="string">
            <text:p><text:span text:style-name="ce67">28/02/2003</text:span></text:p>
          </table:table-cell>
          <table:covered-table-cell table:style-name="ce67" table:number-columns-repeated="18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3" table:style-name="ce90" table:number-columns-spanned="10" office:value="None" office:value-type="string">
            <text:p><text:span text:style-name="ce90">Номер</text:span></text:p>
          </table:table-cell>
          <table:covered-table-cell table:style-name="ce67" table:number-columns-repeated="9"/>
          <table:table-cell table:style-name="ce88" table:number-columns-spanned="29" office:value="None" office:value-type="string">
            <text:p><text:span text:style-name="ce88">амортизационной группы </text:span></text:p>
          </table:table-cell>
          <table:covered-table-cell table:style-name="ce90" table:number-columns-repeated="28"/>
          <table:table-cell table:style-name="ce18" table:number-columns-spanned="16" office:value="None" office:value-type="string"/>
          <table:covered-table-cell table:style-name="ce88" table:number-columns-repeated="15"/>
          <table:table-cell office:value="None" office:value-type="string"/>
        </table:table-row>
        <table:table-row table:style-name="987dbfe945afdd538d371be16158e234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3" table:style-name="ce48" table:number-columns-spanned="61" office:value="None" office:value-type="string">
            <text:p><text:span text:style-name="ce48">о приеме-передаче объекта основных средств</text:span></text:p>
            <text:p><text:span text:style-name="ce48">(кроме зданий, сооружений)</text:span></text:p>
          </table:table-cell>
          <table:covered-table-cell table:number-columns-repeated="60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style-name="ce49" table:number-columns-repeated="10"/>
          <table:table-cell table:style-name="ce88" table:number-columns-spanned="29" office:value="None" office:value-type="string">
            <text:p><text:span text:style-name="ce88">инвентарный </text:span></text:p>
          </table:table-cell>
          <table:covered-table-cell table:style-name="ce49" table:number-columns-repeated="28"/>
          <table:table-cell table:style-name="ce18" table:number-columns-spanned="16" office:value="None" office:value-type="string">
            <text:p><text:span text:style-name="ce18">684</text:span></text:p>
          </table:table-cell>
          <table:covered-table-cell table:style-name="ce88" table:number-columns-repeated="15"/>
          <table:table-cell office:value="None" office:value-type="string"/>
        </table:table-row>
        <table:table-row table:style-name="53f62b0af8d4653a3c21d54a5343967c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61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style-name="ce49" table:number-columns-repeated="10"/>
          <table:table-cell table:style-name="ce88" table:number-columns-spanned="29" office:value="None" office:value-type="string">
            <text:p><text:span text:style-name="ce88">заводской </text:span></text:p>
          </table:table-cell>
          <table:covered-table-cell table:style-name="ce49" table:number-columns-repeated="28"/>
          <table:table-cell table:style-name="ce18" table:number-columns-spanned="16" office:value="None" office:value-type="string"/>
          <table:covered-table-cell table:style-name="ce88" table:number-columns-repeated="15"/>
          <table:table-cell office:value="None" office:value-type="string"/>
        </table:table-row>
        <table:table-row table:style-name="401938b21c880e3fcfe89e11a53f25dc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61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05" office:value="None" office:value-type="string"/>
          <table:table-cell table:style-name="ce108" table:number-columns-spanned="18" office:value="None" office:value-type="string">
            <text:p><text:span text:style-name="ce108">Государственная </text:span></text:p>
          </table:table-cell>
          <table:covered-table-cell table:style-name="ce105" table:number-columns-repeated="17"/>
          <table:table-cell table:style-name="ce88" table:number-columns-spanned="10" office:value="None" office:value-type="string">
            <text:p><text:span text:style-name="ce88">номер </text:span></text:p>
          </table:table-cell>
          <table:covered-table-cell table:style-name="ce108" table:number-columns-repeated="9"/>
          <table:table-cell table:style-name="ce18" table:number-columns-spanned="16" office:value="None" office:value-type="string"/>
          <table:covered-table-cell table:style-name="ce88" table:number-columns-repeated="15"/>
          <table:table-cell office:value="None" office:value-type="string"/>
        </table:table-row>
        <table:table-row table:style-name="72a1834195f678a171f140bc5469f503">
          <table:table-cell office:value="None" office:value-type="string"/>
          <table:covered-table-cell table:number-columns-repeated="115"/>
          <table:table-cell table:style-name="ce106" office:value="None" office:value-type="string"/>
          <table:table-cell table:style-name="ce109" table:number-columns-spanned="18" office:value="None" office:value-type="string">
            <text:p><text:span text:style-name="ce109">регистрация прав </text:span></text:p>
          </table:table-cell>
          <table:covered-table-cell table:style-name="ce106" table:number-columns-repeated="17"/>
          <table:table-cell table:number-rows-spanned="2" table:style-name="ce128" table:number-columns-spanned="10" office:value="None" office:value-type="string">
            <text:p><text:span text:style-name="ce128">дата </text:span></text:p>
          </table:table-cell>
          <table:covered-table-cell table:style-name="ce109" table:number-columns-repeated="9"/>
          <table:table-cell table:number-rows-spanned="2" table:style-name="ce143" table:number-columns-spanned="16" office:value="None" office:value-type="string"/>
          <table:covered-table-cell table:style-name="ce128" table:number-columns-repeated="15"/>
          <table:table-cell office:value="None" office:value-type="string"/>
        </table:table-row>
        <table:table-row table:style-name="afd0db79d7699fd2186e6b74e8b58527">
          <table:table-cell office:value="None" office:value-type="string">
            <text:p>Объект основных средств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9" table:number-columns-spanned="91" office:value="None" office:value-type="string">
            <text:p><text:span text:style-name="ce9">КРОВАТЬ ДЕРЕВЯННАЯ</text:span></text:p>
          </table:table-cell>
          <table:covered-table-cell table:style-name="ce21" table:number-columns-repeated="90"/>
          <table:table-cell table:style-name="ce107" office:value="None" office:value-type="string"/>
          <table:table-cell table:style-name="ce110" table:number-columns-spanned="18" office:value="None" office:value-type="string">
            <text:p><text:span text:style-name="ce110">на недвижимость</text:span></text:p>
          </table:table-cell>
          <table:covered-table-cell table:style-name="ce107" table:number-columns-repeated="17"/>
          <table:covered-table-cell table:style-name="ce110" table:number-columns-repeated="26"/>
          <table:table-cell office:value="None" office:value-type="string"/>
        </table:table-row>
        <table:table-row table:style-name="a66ff19e776a18802bef3ee8c2dd4992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3" table:number-columns-spanned="91" office:value="None" office:value-type="string">
            <text:p><text:span text:style-name="ce3">(наименование, назначение, модель, марка)</text:span></text:p>
          </table:table-cell>
          <table:covered-table-cell table:style-name="ce41" table:number-columns-repeated="90"/>
          <table:table-cell table:style-name="ce8" office:value="None" office:value-type="string"/>
        </table:table-row>
        <table:table-row table:style-name="06e237c39556a50d588062ef29d44eeb">
          <table:table-cell table:style-name="ce5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fad8a913fb84d18a1d3bfbdab47c8044">
          <table:table-cell office:value="None" office:value-type="string">
            <text:p>Место нахождения объекта в момент приема-передачи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109" office:value="None" office:value-type="string"/>
          <table:covered-table-cell table:number-columns-repeated="108"/>
          <table:table-cell office:value="None" office:value-type="string"/>
        </table:table-row>
        <table:table-row table:style-name="58e980fd602734a10d7fbdcff7b08f51">
          <table:table-cell table:style-name="ce5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bcb08e2be381016b69dec4e0f8c65c93">
          <table:table-cell office:value="None" office:value-type="string">
            <text:p>Организация-изготовитель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135" office:value="None" office:value-type="string"/>
          <table:covered-table-cell table:number-columns-repeated="134"/>
          <table:table-cell office:value="None" office:value-type="string"/>
        </table:table-row>
        <table:table-row table:style-name="e09149eed063d0249cf3ca6f60e78d30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3" table:number-columns-spanned="135" office:value="None" office:value-type="string">
            <text:p><text:span text:style-name="ce3">(наименование)</text:span></text:p>
          </table:table-cell>
          <table:covered-table-cell table:style-name="ce8" table:number-columns-repeated="134"/>
          <table:table-cell table:style-name="ce8" office:value="None" office:value-type="string"/>
        </table:table-row>
        <table:table-row table:style-name="1fa99cf3f304c7614b4ebc46e2ef679d">
          <table:table-cell table:style-name="ce5" table:number-columns-spanned="145" office:value="None" office:value-type="string"/>
          <table:covered-table-cell table:number-columns-repeated="144"/>
          <table:table-cell office:value="None" office:value-type="string"/>
        </table:table-row>
        <table:table-row table:style-name="c4933b3a6bb001e13c060eec858275aa">
          <table:table-cell office:value="None" office:value-type="string">
            <text:p>Справочно: 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1. Участники долевой собственности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3" table:number-columns-spanned="78" office:value="None" office:value-type="string"/>
          <table:covered-table-cell table:number-columns-repeated="77"/>
          <table:table-cell table:number-rows-spanned="2" table:style-name="ce119" table:number-columns-spanned="21" office:value="None" office:value-type="string">
            <text:p><text:span text:style-name="ce119">Доля в праве общей собственности, %</text:span></text:p>
          </table:table-cell>
          <table:covered-table-cell table:style-name="ce43" table:number-columns-repeated="20"/>
          <table:table-cell table:style-name="ce18" table:number-columns-spanned="16" office:value="None" office:value-type="string"/>
          <table:covered-table-cell table:style-name="ce119" table:number-columns-repeated="15"/>
          <table:table-cell office:value="None" office:value-type="string"/>
        </table:table-row>
        <table:table-row table:style-name="ade3652f10cfb064deab7d6dffdc3ef3"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53" table:number-columns-spanned="87" office:value="None" office:value-type="string"/>
          <table:covered-table-cell table:style-name="ce11" table:number-columns-repeated="86"/>
          <table:covered-table-cell table:style-name="ce53" table:number-columns-repeated="21"/>
          <table:table-cell table:style-name="ce145" table:number-columns-spanned="16" office:value="None" office:value-type="string"/>
          <table:covered-table-cell table:style-name="ce53" table:number-columns-repeated="15"/>
          <table:table-cell office:value="None" office:value-type="string"/>
        </table:table-row>
        <table:table-row table:style-name="48db328ba4b6ebd6d9724b0abe70086f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2. Иностранная валюта *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28" office:value="None" office:value-type="string"/>
          <table:covered-table-cell table:number-columns-repeated="27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16" office:value="None" office:value-type="string"/>
          <table:covered-table-cell table:style-name="ce32" table:number-columns-repeated="15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3" table:number-columns-spanned="20" office:value="None" office:value-type="string"/>
          <table:covered-table-cell table:style-name="ce32" table:number-columns-repeated="19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24" office:value="None" office:value-type="string"/>
          <table:covered-table-cell table:style-name="ce33" table:number-columns-repeated="23"/>
          <table:table-cell office:value="None" office:value-type="string"/>
        </table:table-row>
        <table:table-row table:style-name="0a7b8de6ba7d4d512a8ac2bdecb9c588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3" table:number-columns-spanned="28" office:value="None" office:value-type="string">
            <text:p><text:span text:style-name="ce3">(наименование)</text:span></text:p>
          </table:table-cell>
          <table:covered-table-cell table:style-name="ce8" table:number-columns-repeated="27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16" office:value="None" office:value-type="string">
            <text:p><text:span text:style-name="ce3">(курс)</text:span></text:p>
          </table:table-cell>
          <table:covered-table-cell table:style-name="ce46" table:number-columns-repeated="15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0" office:value="None" office:value-type="string">
            <text:p><text:span text:style-name="ce3">(на дату)</text:span></text:p>
          </table:table-cell>
          <table:covered-table-cell table:style-name="ce46" table:number-columns-repeated="19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4" office:value="None" office:value-type="string">
            <text:p><text:span text:style-name="ce3">(сумма)</text:span></text:p>
          </table:table-cell>
          <table:covered-table-cell table:style-name="ce46" table:number-columns-repeated="23"/>
          <table:table-cell table:style-name="ce8" office:value="None" office:value-type="string"/>
        </table:table-row>
        <table:table-row table:style-name="a5a6df0a06f7b8f778db3c70dd491af2">
          <table:table-cell table:style-name="ce12" office:value="None" office:value-type="string">
            <text:p><text:span text:style-name="ce12">* Заполняется в случае, когда стоимость объекта основных средств при приобретении была выражена в иностранной валюте.</text:span></text:p>
          </table:table-cell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office:value="None" office:value-type="string"/>
        </table:table-row>
        <table:table-row table:style-name="a7b1ed4b62f7819b3cd3f575c87b4caa">
          <table:table-cell table:style-name="ce13" office:value="None" office:value-type="string"/>
          <table:covered-table-cell table:style-name="ce13" table:number-columns-repeated="159"/>
          <table:table-cell table:style-name="ce156" office:value="None" office:value-type="string">
            <text:p><text:span text:style-name="ce156">2-я страница формы № ОС-1</text:span></text:p>
          </table:table-cell>
          <table:table-cell table:style-name="ce13" office:value="None" office:value-type="string"/>
        </table:table-row>
        <table:table-row table:style-name="233b5182d882b91c6d7a7d127a453398">
          <table:table-cell table:style-name="ce13" office:value="None" office:value-type="string"/>
          <table:covered-table-cell table:style-name="ce13" table:number-columns-repeated="159"/>
          <table:table-cell table:style-name="ce156" office:value="None" office:value-type="string"/>
          <table:table-cell table:style-name="ce13" office:value="None" office:value-type="string"/>
        </table:table-row>
        <table:table-row table:style-name="b2e96a732d29006ffcf0d98d76e57009">
          <table:table-cell table:style-name="ce14" office:value="None" office:value-type="string">
            <text:p><text:span text:style-name="ce14">1. Сведения о состоянии объекта основных средств на дату передачи</text:span></text:p>
          </table:table-cell>
          <table:table-cell office:value="None" office:value-type="string"/>
          <table:covered-table-cell table:style-name="ce14" table:number-columns-repeated="105"/>
          <table:table-cell table:style-name="ce14" office:value="None" office:value-type="string">
            <text:p><text:span text:style-name="ce14">2. Сведения об объекте основных средств на дату </text:span></text:p>
          </table:table-cell>
          <table:table-cell office:value="None" office:value-type="string"/>
        </table:table-row>
        <table:table-row table:style-name="eac7fff21ff4e186cfbd09d4ad07c0ff">
          <table:table-cell office:value="None" office:value-type="string"/>
          <table:covered-table-cell table:number-columns-repeated="106"/>
          <table:table-cell table:style-name="ce14" office:value="None" office:value-type="string">
            <text:p><text:span text:style-name="ce14">принятия к бухгалтерскому учету</text:span></text:p>
          </table:table-cell>
          <table:table-cell office:value="None" office:value-type="string"/>
        </table:table-row>
        <table:table-row table:style-name="ed84041eface6d051e73abb124ee376c">
          <table:table-cell table:style-name="ce15" table:number-columns-spanned="36" office:value="None" office:value-type="string">
            <text:p><text:span text:style-name="ce15">Дата</text:span></text:p>
          </table:table-cell>
          <table:covered-table-cell table:number-columns-repeated="35"/>
          <table:table-cell table:number-rows-spanned="2" table:style-name="ce16" table:number-columns-spanned="14" office:value="None" office:value-type="string">
            <text:p><text:span text:style-name="ce16">Фактический срок эксплуатации (лет, месяцев)</text:span></text:p>
          </table:table-cell>
          <table:covered-table-cell table:style-name="ce15" table:number-columns-repeated="13"/>
          <table:table-cell table:number-rows-spanned="2" table:style-name="ce16" table:number-columns-spanned="16" office:value="None" office:value-type="string">
            <text:p><text:span text:style-name="ce16">Срок полезного использования</text:span></text:p>
          </table:table-cell>
          <table:covered-table-cell table:style-name="ce16" table:number-columns-repeated="15"/>
          <table:table-cell table:number-rows-spanned="2" table:style-name="ce16" table:number-columns-spanned="14" office:value="None" office:value-type="string">
            <text:p><text:span text:style-name="ce16">Сумма начисленной амортизации (износа),</text:span></text:p>
            <text:p><text:span text:style-name="ce16">руб.</text:span></text:p>
          </table:table-cell>
          <table:covered-table-cell table:style-name="ce16" table:number-columns-repeated="13"/>
          <table:table-cell table:number-rows-spanned="2" table:style-name="ce16" table:number-columns-spanned="13" office:value="None" office:value-type="string">
            <text:p><text:span text:style-name="ce16">Остаточная стоимость,</text:span></text:p>
            <text:p><text:span text:style-name="ce16">руб.</text:span></text:p>
          </table:table-cell>
          <table:covered-table-cell table:style-name="ce16" table:number-columns-repeated="12"/>
          <table:table-cell table:number-rows-spanned="2" table:style-name="ce79" table:number-columns-spanned="14" office:value="None" office:value-type="string">
            <text:p><text:span text:style-name="ce79">Стоимость приобретения (договорная стоимость),</text:span></text:p>
            <text:p><text:span text:style-name="ce79">руб.</text:span></text:p>
          </table:table-cell>
          <table:covered-table-cell table:style-name="ce16" table:number-columns-repeated="13"/>
          <table:table-cell table:number-rows-spanned="2" table:style-name="ce42" table:number-columns-spanned="16" office:value="None" office:value-type="string">
            <text:p><text:span text:style-name="ce42">Первоначальная стоимость на дату принятия к бухгалтерскому учету,</text:span></text:p>
            <text:p><text:span text:style-name="ce42">руб.</text:span></text:p>
          </table:table-cell>
          <table:covered-table-cell table:style-name="ce79" table:number-columns-repeated="15"/>
          <table:table-cell table:number-rows-spanned="2" table:style-name="ce42" table:number-columns-spanned="15" office:value="None" office:value-type="string">
            <text:p><text:span text:style-name="ce42">Срок</text:span></text:p>
            <text:p><text:span text:style-name="ce42">полезного использования</text:span></text:p>
          </table:table-cell>
          <table:covered-table-cell table:style-name="ce42" table:number-columns-repeated="14"/>
          <table:table-cell table:style-name="ce16" table:number-columns-spanned="23" office:value="None" office:value-type="string">
            <text:p><text:span text:style-name="ce16">Способ начисления амортизации</text:span></text:p>
          </table:table-cell>
          <table:covered-table-cell table:style-name="ce42" table:number-columns-repeated="22"/>
          <table:table-cell office:value="None" office:value-type="string"/>
        </table:table-row>
        <table:table-row table:style-name="3b732576098b06bca587ecf53171fe64">
          <table:table-cell table:style-name="ce16" table:number-columns-spanned="10" office:value="None" office:value-type="string">
            <text:p><text:span text:style-name="ce16">выпуска</text:span></text:p>
            <text:p><text:span text:style-name="ce16">(год)</text:span></text:p>
          </table:table-cell>
          <table:covered-table-cell table:number-columns-repeated="9"/>
          <table:table-cell table:style-name="ce16" table:number-columns-spanned="12" office:value="None" office:value-type="string">
            <text:p><text:span text:style-name="ce16">ввода в эксплуа-тацию (первона-чальная)</text:span></text:p>
          </table:table-cell>
          <table:covered-table-cell table:style-name="ce16" table:number-columns-repeated="11"/>
          <table:table-cell table:style-name="ce16" table:number-columns-spanned="14" office:value="None" office:value-type="string">
            <text:p><text:span text:style-name="ce16">последнего капитального ремонта</text:span></text:p>
          </table:table-cell>
          <table:covered-table-cell table:style-name="ce16" table:number-columns-repeated="13"/>
          <table:covered-table-cell table:style-name="ce16" table:number-columns-repeated="102"/>
          <table:table-cell table:style-name="ce16" table:number-columns-spanned="15" office:value="None" office:value-type="string">
            <text:p><text:span text:style-name="ce16">наименование</text:span></text:p>
          </table:table-cell>
          <table:covered-table-cell table:style-name="ce16" table:number-columns-repeated="14"/>
          <table:table-cell table:style-name="ce150" table:number-columns-spanned="8" office:value="None" office:value-type="string">
            <text:p><text:span text:style-name="ce150">норма</text:span></text:p>
          </table:table-cell>
          <table:covered-table-cell table:style-name="ce16" table:number-columns-repeated="7"/>
          <table:table-cell office:value="None" office:value-type="string"/>
        </table:table-row>
        <table:table-row table:style-name="e8491e50f201e7598f26d971ff5d7340">
          <table:table-cell table:style-name="ce17" table:number-columns-spanned="10" office:value="1" office:value-type="float">
            <text:p><text:span text:style-name="ce17">1</text:span></text:p>
          </table:table-cell>
          <table:covered-table-cell table:number-columns-repeated="9"/>
          <table:table-cell table:style-name="ce17" table:number-columns-spanned="12" office:value="2" office:value-type="float">
            <text:p><text:span text:style-name="ce17">2</text:span></text:p>
          </table:table-cell>
          <table:covered-table-cell table:style-name="ce17" table:number-columns-repeated="11"/>
          <table:table-cell table:style-name="ce17" table:number-columns-spanned="14" office:value="3" office:value-type="float">
            <text:p><text:span text:style-name="ce17">3</text:span></text:p>
          </table:table-cell>
          <table:covered-table-cell table:style-name="ce17" table:number-columns-repeated="13"/>
          <table:table-cell table:style-name="ce17" table:number-columns-spanned="14" office:value="4" office:value-type="float">
            <text:p><text:span text:style-name="ce17">4</text:span></text:p>
          </table:table-cell>
          <table:covered-table-cell table:style-name="ce17" table:number-columns-repeated="13"/>
          <table:table-cell table:style-name="ce17" table:number-columns-spanned="16" office:value="5" office:value-type="float">
            <text:p><text:span text:style-name="ce17">5</text:span></text:p>
          </table:table-cell>
          <table:covered-table-cell table:style-name="ce17" table:number-columns-repeated="15"/>
          <table:table-cell table:style-name="ce17" table:number-columns-spanned="14" office:value="6" office:value-type="float">
            <text:p><text:span text:style-name="ce17">6</text:span></text:p>
          </table:table-cell>
          <table:covered-table-cell table:style-name="ce17" table:number-columns-repeated="13"/>
          <table:table-cell table:style-name="ce17" table:number-columns-spanned="13" office:value="7" office:value-type="float">
            <text:p><text:span text:style-name="ce17">7</text:span></text:p>
          </table:table-cell>
          <table:covered-table-cell table:style-name="ce17" table:number-columns-repeated="12"/>
          <table:table-cell table:style-name="ce80" table:number-columns-spanned="14" office:value="8" office:value-type="float">
            <text:p><text:span text:style-name="ce80">8</text:span></text:p>
          </table:table-cell>
          <table:covered-table-cell table:style-name="ce17" table:number-columns-repeated="13"/>
          <table:table-cell table:style-name="ce43" table:number-columns-spanned="16" office:value="1" office:value-type="float">
            <text:p><text:span text:style-name="ce43">1</text:span></text:p>
          </table:table-cell>
          <table:covered-table-cell table:style-name="ce80" table:number-columns-repeated="15"/>
          <table:table-cell table:style-name="ce43" table:number-columns-spanned="15" office:value="2" office:value-type="float">
            <text:p><text:span text:style-name="ce43">2</text:span></text:p>
          </table:table-cell>
          <table:covered-table-cell table:style-name="ce43" table:number-columns-repeated="14"/>
          <table:table-cell table:style-name="ce17" table:number-columns-spanned="15" office:value="3" office:value-type="float">
            <text:p><text:span text:style-name="ce17">3</text:span></text:p>
          </table:table-cell>
          <table:covered-table-cell table:style-name="ce43" table:number-columns-repeated="14"/>
          <table:table-cell table:style-name="ce17" table:number-columns-spanned="8" office:value="4" office:value-type="float">
            <text:p><text:span text:style-name="ce17">4</text:span></text:p>
          </table:table-cell>
          <table:covered-table-cell table:style-name="ce17" table:number-columns-repeated="7"/>
          <table:table-cell office:value="None" office:value-type="string"/>
        </table:table-row>
        <table:table-row table:style-name="a1e093c7a21ac13b981b0cd04a55e755">
          <table:table-cell table:style-name="ce18" table:number-columns-spanned="10" office:value="None" office:value-type="string">
            <text:p><text:span text:style-name="ce18">2003</text:span></text:p>
          </table:table-cell>
          <table:covered-table-cell table:number-columns-repeated="9"/>
          <table:table-cell table:style-name="ce18" table:number-columns-spanned="12" office:value="None" office:value-type="string">
            <text:p><text:span text:style-name="ce18">/ /</text:span></text:p>
          </table:table-cell>
          <table:covered-table-cell table:style-name="ce18" table:number-columns-repeated="11"/>
          <table:table-cell table:style-name="ce18" table:number-columns-spanned="14" office:value="None" office:value-type="string"/>
          <table:covered-table-cell table:style-name="ce18" table:number-columns-repeated="13"/>
          <table:table-cell table:style-name="ce18" table:number-columns-spanned="14" office:value="None" office:value-type="string"/>
          <table:covered-table-cell table:style-name="ce18" table:number-columns-repeated="13"/>
          <table:table-cell table:style-name="ce59" table:number-columns-spanned="16" office:value="10" office:value-type="float">
            <text:p><text:span text:style-name="ce59">10</text:span></text:p>
          </table:table-cell>
          <table:covered-table-cell table:style-name="ce18" table:number-columns-repeated="15"/>
          <table:table-cell table:style-name="ce17" table:number-columns-spanned="14" office:value="0" office:value-type="float">
            <text:p><text:span text:style-name="ce17">0</text:span></text:p>
          </table:table-cell>
          <table:covered-table-cell table:style-name="ce59" table:number-columns-repeated="13"/>
          <table:table-cell table:style-name="ce17" table:number-columns-spanned="13" office:value="2925" office:value-type="float">
            <text:p><text:span text:style-name="ce17">2925</text:span></text:p>
          </table:table-cell>
          <table:covered-table-cell table:style-name="ce17" table:number-columns-repeated="12"/>
          <table:table-cell table:style-name="ce80" table:number-columns-spanned="14" office:value="None" office:value-type="string"/>
          <table:covered-table-cell table:style-name="ce17" table:number-columns-repeated="13"/>
          <table:table-cell table:style-name="ce43" table:number-columns-spanned="16" office:value="2925" office:value-type="float">
            <text:p><text:span text:style-name="ce43">2925</text:span></text:p>
          </table:table-cell>
          <table:covered-table-cell table:style-name="ce80" table:number-columns-repeated="15"/>
          <table:table-cell table:style-name="ce69" table:number-columns-spanned="15" office:value="10" office:value-type="float">
            <text:p><text:span text:style-name="ce69">10</text:span></text:p>
          </table:table-cell>
          <table:covered-table-cell table:style-name="ce43" table:number-columns-repeated="14"/>
          <table:table-cell table:style-name="ce20" table:number-columns-spanned="15" office:value="None" office:value-type="string">
            <text:p><text:span text:style-name="ce20">линейный</text:span></text:p>
          </table:table-cell>
          <table:covered-table-cell table:style-name="ce69" table:number-columns-repeated="14"/>
          <table:table-cell table:style-name="ce17" table:number-columns-spanned="8" office:value="10" office:value-type="float">
            <text:p><text:span text:style-name="ce17">10</text:span></text:p>
          </table:table-cell>
          <table:covered-table-cell table:style-name="ce20" table:number-columns-repeated="7"/>
          <table:table-cell office:value="None" office:value-type="string"/>
        </table:table-row>
        <table:table-row table:style-name="5a6d24ef59694c1712fa60fe2e4be57d">
          <table:table-cell table:style-name="ce18" table:number-columns-spanned="10" office:value="None" office:value-type="string"/>
          <table:covered-table-cell table:number-columns-repeated="9"/>
          <table:table-cell table:style-name="ce18" table:number-columns-spanned="12" office:value="None" office:value-type="string"/>
          <table:covered-table-cell table:style-name="ce18" table:number-columns-repeated="11"/>
          <table:table-cell table:style-name="ce18" table:number-columns-spanned="14" office:value="None" office:value-type="string"/>
          <table:covered-table-cell table:style-name="ce18" table:number-columns-repeated="13"/>
          <table:table-cell table:style-name="ce17" table:number-columns-spanned="14" office:value="None" office:value-type="string"/>
          <table:covered-table-cell table:style-name="ce18" table:number-columns-repeated="13"/>
          <table:table-cell table:style-name="ce17" table:number-columns-spanned="16" office:value="None" office:value-type="string"/>
          <table:covered-table-cell table:style-name="ce17" table:number-columns-repeated="15"/>
          <table:table-cell table:style-name="ce17" table:number-columns-spanned="14" office:value="None" office:value-type="string"/>
          <table:covered-table-cell table:style-name="ce17" table:number-columns-repeated="13"/>
          <table:table-cell table:style-name="ce17" table:number-columns-spanned="13" office:value="None" office:value-type="string"/>
          <table:covered-table-cell table:style-name="ce17" table:number-columns-repeated="12"/>
          <table:table-cell table:style-name="ce80" table:number-columns-spanned="14" office:value="None" office:value-type="string"/>
          <table:covered-table-cell table:style-name="ce17" table:number-columns-repeated="13"/>
          <table:table-cell table:style-name="ce43" table:number-columns-spanned="16" office:value="None" office:value-type="string"/>
          <table:covered-table-cell table:style-name="ce80" table:number-columns-repeated="15"/>
          <table:table-cell table:style-name="ce43" table:number-columns-spanned="15" office:value="None" office:value-type="string"/>
          <table:covered-table-cell table:style-name="ce43" table:number-columns-repeated="14"/>
          <table:table-cell table:style-name="ce20" table:number-columns-spanned="15" office:value="None" office:value-type="string"/>
          <table:covered-table-cell table:style-name="ce43" table:number-columns-repeated="14"/>
          <table:table-cell table:style-name="ce17" table:number-columns-spanned="8" office:value="None" office:value-type="string"/>
          <table:covered-table-cell table:style-name="ce20" table:number-columns-repeated="7"/>
          <table:table-cell office:value="None" office:value-type="string"/>
        </table:table-row>
        <table:table-row table:style-name="4118f529af736927d76bb72e69586087">
          <table:table-cell office:value="None" office:value-type="string"/>
        </table:table-row>
        <table:table-row table:style-name="d3124041abb6a6324566108cedaaf596">
          <table:table-cell table:style-name="ce14" office:value="None" office:value-type="string">
            <text:p><text:span text:style-name="ce14">3. Краткая индивидуальная характеристика объекта основных средств</text:span></text:p>
          </table:table-cell>
          <table:table-cell office:value="None" office:value-type="string"/>
        </table:table-row>
        <table:table-row table:style-name="c7eeff0cbdd958c2708353494eff7487">
          <table:table-cell table:style-name="ce17" table:number-columns-spanned="71" office:value="None" office:value-type="string">
            <text:p><text:span text:style-name="ce17">Объект основных средств, приспособления, принадлежности</text:span></text:p>
          </table:table-cell>
          <table:covered-table-cell table:number-columns-repeated="70"/>
          <table:table-cell table:style-name="ce17" table:number-columns-spanned="90" office:value="None" office:value-type="string">
            <text:p><text:span text:style-name="ce17">Содержание драгоценных материалов (металлов, камней и т.д.)</text:span></text:p>
          </table:table-cell>
          <table:covered-table-cell table:style-name="ce17" table:number-columns-repeated="89"/>
          <table:table-cell office:value="None" office:value-type="string"/>
        </table:table-row>
        <table:table-row table:style-name="816e836782cf0dde4882513e1babebed">
          <table:table-cell table:style-name="ce19" table:number-columns-spanned="58" office:value="None" office:value-type="string">
            <text:p><text:span text:style-name="ce19">наименование</text:span></text:p>
          </table:table-cell>
          <table:covered-table-cell table:number-columns-repeated="57"/>
          <table:table-cell table:style-name="ce19" table:number-columns-spanned="13" office:value="None" office:value-type="string">
            <text:p><text:span text:style-name="ce19">количество</text:span></text:p>
          </table:table-cell>
          <table:covered-table-cell table:style-name="ce19" table:number-columns-repeated="12"/>
          <table:table-cell table:style-name="ce19" table:number-columns-spanned="30" office:value="None" office:value-type="string">
            <text:p><text:span text:style-name="ce19">наименование драгоценных материалов</text:span></text:p>
          </table:table-cell>
          <table:covered-table-cell table:style-name="ce19" table:number-columns-repeated="29"/>
          <table:table-cell table:style-name="ce19" table:number-columns-spanned="21" office:value="None" office:value-type="string">
            <text:p><text:span text:style-name="ce19">номенклатурный</text:span></text:p>
            <text:p><text:span text:style-name="ce19">номер</text:span></text:p>
          </table:table-cell>
          <table:covered-table-cell table:style-name="ce19" table:number-columns-repeated="20"/>
          <table:table-cell table:style-name="ce19" table:number-columns-spanned="14" office:value="None" office:value-type="string">
            <text:p><text:span text:style-name="ce19">единица измерения</text:span></text:p>
          </table:table-cell>
          <table:covered-table-cell table:style-name="ce19" table:number-columns-repeated="13"/>
          <table:table-cell table:style-name="ce19" table:number-columns-spanned="13" office:value="None" office:value-type="string">
            <text:p><text:span text:style-name="ce19">количество</text:span></text:p>
          </table:table-cell>
          <table:covered-table-cell table:style-name="ce19" table:number-columns-repeated="12"/>
          <table:table-cell table:style-name="ce19" table:number-columns-spanned="12" office:value="None" office:value-type="string">
            <text:p><text:span text:style-name="ce19">масса</text:span></text:p>
          </table:table-cell>
          <table:covered-table-cell table:style-name="ce19" table:number-columns-repeated="11"/>
          <table:table-cell office:value="None" office:value-type="string"/>
        </table:table-row>
        <table:table-row table:style-name="693f9696641188e5e39fceeec1d7c48c">
          <table:table-cell table:style-name="ce17" table:number-columns-spanned="58" office:value="1" office:value-type="float">
            <text:p><text:span text:style-name="ce17">1</text:span></text:p>
          </table:table-cell>
          <table:covered-table-cell table:number-columns-repeated="57"/>
          <table:table-cell table:style-name="ce17" table:number-columns-spanned="13" office:value="2" office:value-type="float">
            <text:p><text:span text:style-name="ce17">2</text:span></text:p>
          </table:table-cell>
          <table:covered-table-cell table:style-name="ce17" table:number-columns-repeated="12"/>
          <table:table-cell table:style-name="ce17" table:number-columns-spanned="30" office:value="3" office:value-type="float">
            <text:p><text:span text:style-name="ce17">3</text:span></text:p>
          </table:table-cell>
          <table:covered-table-cell table:style-name="ce17" table:number-columns-repeated="29"/>
          <table:table-cell table:style-name="ce83" table:number-columns-spanned="21" office:value="4" office:value-type="float">
            <text:p><text:span text:style-name="ce83">4</text:span></text:p>
          </table:table-cell>
          <table:covered-table-cell table:style-name="ce17" table:number-columns-repeated="20"/>
          <table:table-cell table:style-name="ce83" table:number-columns-spanned="14" office:value="5" office:value-type="float">
            <text:p><text:span text:style-name="ce83">5</text:span></text:p>
          </table:table-cell>
          <table:covered-table-cell table:style-name="ce83" table:number-columns-repeated="13"/>
          <table:table-cell table:style-name="ce83" table:number-columns-spanned="13" office:value="6" office:value-type="float">
            <text:p><text:span text:style-name="ce83">6</text:span></text:p>
          </table:table-cell>
          <table:covered-table-cell table:style-name="ce83" table:number-columns-repeated="12"/>
          <table:table-cell table:style-name="ce83" table:number-columns-spanned="12" office:value="7" office:value-type="float">
            <text:p><text:span text:style-name="ce83">7</text:span></text:p>
          </table:table-cell>
          <table:covered-table-cell table:style-name="ce83" table:number-columns-repeated="11"/>
          <table:table-cell office:value="None" office:value-type="string"/>
        </table:table-row>
        <table:table-row table:style-name="2fd66ba973303551d3ebbdc56af6bd6a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style-name="ce20" table:number-columns-repeated="12"/>
          <table:table-cell table:style-name="ce20" table:number-columns-spanned="30" office:value="None" office:value-type="string"/>
          <table:covered-table-cell table:style-name="ce17" table:number-columns-repeated="29"/>
          <table:table-cell table:style-name="ce84" table:number-columns-spanned="21" office:value="None" office:value-type="string"/>
          <table:covered-table-cell table:style-name="ce20" table:number-columns-repeated="20"/>
          <table:table-cell table:style-name="ce117" table:number-columns-spanned="14" office:value="None" office:value-type="string"/>
          <table:covered-table-cell table:style-name="ce84" table:number-columns-repeated="13"/>
          <table:table-cell table:style-name="ce117" table:number-columns-spanned="13" office:value="None" office:value-type="string"/>
          <table:covered-table-cell table:style-name="ce117" table:number-columns-repeated="12"/>
          <table:table-cell table:style-name="ce117" table:number-columns-spanned="12" office:value="None" office:value-type="string"/>
          <table:covered-table-cell table:style-name="ce117" table:number-columns-repeated="11"/>
          <table:table-cell office:value="None" office:value-type="string"/>
        </table:table-row>
        <table:table-row table:style-name="1aba990e2befacf081f104381a6206c0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style-name="ce20" table:number-columns-repeated="12"/>
          <table:table-cell table:style-name="ce20" table:number-columns-spanned="30" office:value="None" office:value-type="string"/>
          <table:covered-table-cell table:style-name="ce17" table:number-columns-repeated="29"/>
          <table:table-cell table:style-name="ce84" table:number-columns-spanned="21" office:value="None" office:value-type="string"/>
          <table:covered-table-cell table:style-name="ce20" table:number-columns-repeated="20"/>
          <table:table-cell table:style-name="ce117" table:number-columns-spanned="14" office:value="None" office:value-type="string"/>
          <table:covered-table-cell table:style-name="ce84" table:number-columns-repeated="13"/>
          <table:table-cell table:style-name="ce117" table:number-columns-spanned="13" office:value="None" office:value-type="string"/>
          <table:covered-table-cell table:style-name="ce117" table:number-columns-repeated="12"/>
          <table:table-cell table:style-name="ce117" table:number-columns-spanned="12" office:value="None" office:value-type="string"/>
          <table:covered-table-cell table:style-name="ce117" table:number-columns-repeated="11"/>
          <table:table-cell office:value="None" office:value-type="string"/>
        </table:table-row>
        <table:table-row table:style-name="da60ea1f5ec5359c3e0ca79fdc4a1348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style-name="ce20" table:number-columns-repeated="12"/>
          <table:table-cell table:style-name="ce20" table:number-columns-spanned="30" office:value="None" office:value-type="string"/>
          <table:covered-table-cell table:style-name="ce17" table:number-columns-repeated="29"/>
          <table:table-cell table:style-name="ce84" table:number-columns-spanned="21" office:value="None" office:value-type="string"/>
          <table:covered-table-cell table:style-name="ce20" table:number-columns-repeated="20"/>
          <table:table-cell table:style-name="ce117" table:number-columns-spanned="14" office:value="None" office:value-type="string"/>
          <table:covered-table-cell table:style-name="ce84" table:number-columns-repeated="13"/>
          <table:table-cell table:style-name="ce117" table:number-columns-spanned="13" office:value="None" office:value-type="string"/>
          <table:covered-table-cell table:style-name="ce117" table:number-columns-repeated="12"/>
          <table:table-cell table:style-name="ce117" table:number-columns-spanned="12" office:value="None" office:value-type="string"/>
          <table:covered-table-cell table:style-name="ce117" table:number-columns-repeated="11"/>
          <table:table-cell office:value="None" office:value-type="string"/>
        </table:table-row>
        <table:table-row table:style-name="11662e9bf0309dd1a5dbd944b5083553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style-name="ce20" table:number-columns-repeated="12"/>
          <table:table-cell table:style-name="ce20" table:number-columns-spanned="30" office:value="None" office:value-type="string"/>
          <table:covered-table-cell table:style-name="ce17" table:number-columns-repeated="29"/>
          <table:table-cell table:style-name="ce84" table:number-columns-spanned="21" office:value="None" office:value-type="string"/>
          <table:covered-table-cell table:style-name="ce20" table:number-columns-repeated="20"/>
          <table:table-cell table:style-name="ce117" table:number-columns-spanned="14" office:value="None" office:value-type="string"/>
          <table:covered-table-cell table:style-name="ce84" table:number-columns-repeated="13"/>
          <table:table-cell table:style-name="ce117" table:number-columns-spanned="13" office:value="None" office:value-type="string"/>
          <table:covered-table-cell table:style-name="ce117" table:number-columns-repeated="12"/>
          <table:table-cell table:style-name="ce117" table:number-columns-spanned="12" office:value="None" office:value-type="string"/>
          <table:covered-table-cell table:style-name="ce117" table:number-columns-repeated="11"/>
          <table:table-cell office:value="None" office:value-type="string"/>
        </table:table-row>
        <table:table-row table:style-name="cf93c9447bd5ff8edab2d41ba12389a0"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office:value="None" office:value-type="string"/>
        </table:table-row>
        <table:table-row table:style-name="4f51c2c3976903a622c759614d46113f">
          <table:table-cell table:style-name="ce22" office:value="None" office:value-type="string">
            <text:p><text:span text:style-name="ce22">Другие характеристики</text:span></text:p>
          </table:table-cell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office:value="None" office:value-type="string"/>
        </table:table-row>
        <table:table-row table:style-name="e6f2c98b144878f9d99332cd104e38d2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2943cb09d83b89649963c19f676d6b23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8c37a0f34421ad872b0c11b2653f197a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f48548f5c0e70445ef21295f389f0471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243c2e0ed6b4b6835fbe71b637e7f5f7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275c35a852a9d835c1876322e2e16805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6f8486d34ef8e6ebac4de5d4eefe9243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92309cdac54696777e13bdb1fe7e5687">
          <table:table-cell office:value="None" office:value-type="string"/>
          <table:covered-table-cell table:number-columns-repeated="159"/>
          <table:table-cell table:style-name="ce156" office:value="None" office:value-type="string">
            <text:p><text:span text:style-name="ce156">3-я страница формы № ОС-1</text:span></text:p>
          </table:table-cell>
          <table:table-cell office:value="None" office:value-type="string"/>
        </table:table-row>
        <table:table-row table:style-name="0c3ba9f37319f9e095a2686d11a028a2">
          <table:table-cell office:value="None" office:value-type="string"/>
        </table:table-row>
        <table:table-row table:style-name="9b4160774302096d713a7b64e873484c">
          <table:table-cell office:value="None" office:value-type="string">
            <text:p>Комиссия по приему-передаче </text:p>
          </table:table-cell>
          <table:table-cell office:value="None" office:value-type="string"/>
        </table:table-row>
        <table:table-row table:style-name="b711358c37ed0e5c947f62493dc1ca5c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Результат испытания на "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50" office:value="None" office:value-type="string"/>
          <table:table-cell table:style-name="ce38" table:number-columns-spanned="4" office:value="None" office:value-type="string"/>
          <table:covered-table-cell table:style-name="ce50" table:number-columns-repeated="3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21" office:value="None" office:value-type="string"/>
          <table:covered-table-cell table:style-name="ce38" table:number-columns-repeated="20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style-name="ce2" table:number-columns-repeated="3"/>
          <table:table-cell table:style-name="ce38" table:number-columns-spanned="3" office:value="None" office:value-type="string"/>
          <table:covered-table-cell table:style-name="ce51" table:number-columns-repeated="2"/>
          <table:table-cell office:value="None" office:value-type="string">
            <text:p>г.</text:p>
          </table:table-cell>
          <table:table-cell office:value="None" office:value-type="string"/>
        </table:table-row>
        <table:table-row table:style-name="a66f746f27b0a38c8e5cc264860c6040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2" table:style-name="ce39" table:number-columns-spanned="46" office:value="None" office:value-type="string">
            <text:p><text:span text:style-name="ce39">Объект основных средств техническим условиям</text:span></text:p>
          </table:table-cell>
          <table:covered-table-cell table:number-columns-repeated="45"/>
          <table:table-cell table:style-name="ce21" office:value="None" office:value-type="string"/>
          <table:table-cell table:style-name="ce2" table:number-columns-spanned="20" office:value="None" office:value-type="string">
            <text:p><text:span text:style-name="ce2">соответствует</text:span></text:p>
          </table:table-cell>
          <table:covered-table-cell table:style-name="ce21" table:number-columns-repeated="19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2" table:style-name="ce39" table:number-columns-spanned="11" office:value="None" office:value-type="string">
            <text:p><text:span text:style-name="ce39">Доработка</text:span></text:p>
          </table:table-cell>
          <table:covered-table-cell table:style-name="ce2" table:number-columns-repeated="10"/>
          <table:table-cell office:value="None" office:value-type="string"/>
          <table:table-cell table:style-name="ce81" table:number-columns-spanned="17" office:value="None" office:value-type="string">
            <text:p><text:span text:style-name="ce81">требуется</text:span></text:p>
          </table:table-cell>
          <table:covered-table-cell table:style-name="ce39" table:number-columns-repeated="16"/>
          <table:table-cell office:value="None" office:value-type="string"/>
        </table:table-row>
        <table:table-row table:style-name="cd0e5d45319cf7d39a84f35cb640dee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46"/>
          <table:table-cell table:style-name="ce21" office:value="None" office:value-type="string"/>
          <table:table-cell table:style-name="ce63" table:number-columns-spanned="20" office:value="None" office:value-type="string">
            <text:p><text:span text:style-name="ce63">не соответствует</text:span></text:p>
          </table:table-cell>
          <table:covered-table-cell table:style-name="ce21" table:number-columns-repeated="19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style-name="ce63" table:number-columns-repeated="11"/>
          <table:table-cell office:value="None" office:value-type="string"/>
          <table:table-cell table:style-name="ce78" table:number-columns-spanned="17" office:value="None" office:value-type="string">
            <text:p><text:span text:style-name="ce78">не требуется</text:span></text:p>
          </table:table-cell>
          <table:covered-table-cell table:style-name="ce63" table:number-columns-repeated="16"/>
          <table:table-cell office:value="None" office:value-type="string"/>
        </table:table-row>
        <table:table-row table:style-name="d6b999a3440505c1738d3afe07f81f34">
          <table:table-cell table:style-name="ce23" table:number-columns-spanned="79" office:value="None" office:value-type="string"/>
          <table:covered-table-cell table:number-columns-repeated="78"/>
          <table:table-cell office:value="None" office:value-type="string"/>
          <table:table-cell office:value="None" office:value-type="string"/>
          <table:table-cell table:style-name="ce23" table:number-columns-spanned="80" office:value="None" office:value-type="string"/>
          <table:covered-table-cell table:style-name="ce23" table:number-columns-repeated="79"/>
          <table:table-cell office:value="None" office:value-type="string"/>
        </table:table-row>
        <table:table-row table:style-name="a9841d0fa5ffa73c8db73a074ca3f82e">
          <table:table-cell table:style-name="ce24" table:number-columns-spanned="79" office:value="None" office:value-type="string">
            <text:p><text:span text:style-name="ce24">(указать, что не соответствует)</text:span></text:p>
          </table:table-cell>
          <table:covered-table-cell table:number-columns-repeated="78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80" office:value="None" office:value-type="string">
            <text:p><text:span text:style-name="ce24">(указать, что требуется)</text:span></text:p>
          </table:table-cell>
          <table:covered-table-cell table:style-name="ce8" table:number-columns-repeated="79"/>
          <table:table-cell table:style-name="ce8" office:value="None" office:value-type="string"/>
        </table:table-row>
        <table:table-row table:style-name="143493f973f7fe7a7d2834ffa0b2e931">
          <table:table-cell table:style-name="ce23" table:number-columns-spanned="79" office:value="None" office:value-type="string"/>
          <table:covered-table-cell table:number-columns-repeated="78"/>
          <table:table-cell office:value="None" office:value-type="string"/>
          <table:table-cell office:value="None" office:value-type="string"/>
          <table:table-cell table:style-name="ce23" table:number-columns-spanned="80" office:value="None" office:value-type="string"/>
          <table:covered-table-cell table:style-name="ce23" table:number-columns-repeated="79"/>
          <table:table-cell office:value="None" office:value-type="string"/>
        </table:table-row>
        <table:table-row table:style-name="c53a2c4124ae11113e6ed816cd48daeb">
          <table:table-cell table:style-name="ce23" table:number-columns-spanned="79" office:value="None" office:value-type="string"/>
          <table:covered-table-cell table:number-columns-repeated="78"/>
          <table:table-cell office:value="None" office:value-type="string"/>
          <table:table-cell office:value="None" office:value-type="string"/>
          <table:table-cell table:style-name="ce23" table:number-columns-spanned="80" office:value="None" office:value-type="string"/>
          <table:covered-table-cell table:style-name="ce23" table:number-columns-repeated="79"/>
          <table:table-cell office:value="None" office:value-type="string"/>
        </table:table-row>
        <table:table-row table:style-name="42f34b980822554f1a655b922026223d">
          <table:table-cell office:value="None" office:value-type="string">
            <text:p>Заключение комиссии: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5" table:number-columns-spanned="139" office:value="None" office:value-type="string"/>
          <table:covered-table-cell table:number-columns-repeated="138"/>
          <table:table-cell office:value="None" office:value-type="string"/>
        </table:table-row>
        <table:table-row table:style-name="8b61f5d30cc2403e8c3274b628add1aa">
          <table:table-cell table:style-name="ce25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fff3fb71924ec0b16fa55259b00dfa27">
          <table:table-cell office:value="None" office:value-type="string">
            <text:p>Приложение. Техническая документация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70" office:value="None" office:value-type="string"/>
          <table:covered-table-cell table:number-columns-repeated="69"/>
          <table:table-cell office:value="None" office:value-type="string"/>
        </table:table-row>
        <table:table-row table:style-name="9b3e6384b9770aa573c717fbd0e31360">
          <table:table-cell office:value="None" office:value-type="string">
            <text:p>Председатель комиссии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7" office:value="None" office:value-type="string">
            <text:p><text:span text:style-name="ce2">Зам.гл.инженера</text:span></text:p>
          </table:table-cell>
          <table:covered-table-cell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8" office:value="None" office:value-type="string"/>
          <table:covered-table-cell table:style-name="ce2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>
            <text:p><text:span text:style-name="ce2">Шмельц В.В.</text:span></text:p>
          </table:table-cell>
          <table:covered-table-cell table:style-name="ce2" table:number-columns-repeated="27"/>
          <table:table-cell office:value="None" office:value-type="string"/>
        </table:table-row>
        <table:table-row table:style-name="c5e982a8c59b266eccea83ee9a7e524e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style-name="ce8" table:number-columns-repeated="2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style-name="ce8" table:number-columns-repeated="17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</table:table-row>
        <table:table-row table:style-name="ac2a1ea1965bc68a198836a029ff1f99">
          <table:table-cell office:value="None" office:value-type="string">
            <text:p>Члены комиссии: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7" office:value="None" office:value-type="string">
            <text:p><text:span text:style-name="ce2">Гл.механик</text:span></text:p>
          </table:table-cell>
          <table:covered-table-cell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8" office:value="None" office:value-type="string"/>
          <table:covered-table-cell table:style-name="ce2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>
            <text:p><text:span text:style-name="ce2">Беспалов А.А.</text:span></text:p>
          </table:table-cell>
          <table:covered-table-cell table:style-name="ce2" table:number-columns-repeated="27"/>
          <table:table-cell office:value="None" office:value-type="string"/>
        </table:table-row>
        <table:table-row table:style-name="88ee0c997860ec85ba85f9b239bc5802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style-name="ce8" table:number-columns-repeated="2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style-name="ce8" table:number-columns-repeated="17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</table:table-row>
        <table:table-row table:style-name="b6767934dd2bba794ca22aa85659b33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7" office:value="None" office:value-type="string">
            <text:p><text:span text:style-name="ce2">Зам.гл.бухгалтера</text:span></text:p>
          </table:table-cell>
          <table:covered-table-cell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8" office:value="None" office:value-type="string"/>
          <table:covered-table-cell table:style-name="ce2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>
            <text:p><text:span text:style-name="ce2">Новоселова Т.В.</text:span></text:p>
          </table:table-cell>
          <table:covered-table-cell table:style-name="ce2" table:number-columns-repeated="27"/>
          <table:table-cell office:value="None" office:value-type="string"/>
        </table:table-row>
        <table:table-row table:style-name="7680ffcdde83e366c6b4d87b7f0436d5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style-name="ce8" table:number-columns-repeated="2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style-name="ce8" table:number-columns-repeated="17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</table:table-row>
        <table:table-row table:style-name="be0d4500e140868658de2929791d65e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3" table:number-columns-spanned="27" office:value="None" office:value-type="string"/>
          <table:covered-table-cell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3" table:number-columns-spanned="18" office:value="None" office:value-type="string"/>
          <table:covered-table-cell table:style-name="ce23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3" table:number-columns-spanned="28" office:value="None" office:value-type="string"/>
          <table:covered-table-cell table:style-name="ce23" table:number-columns-repeated="27"/>
          <table:table-cell office:value="None" office:value-type="string"/>
        </table:table-row>
        <table:table-row table:style-name="35212c0fb590516ded1254e8c0ef795d">
          <table:table-cell table:style-name="ce1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style-name="ce14"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style-name="ce24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24" table:number-columns-repeated="27"/>
          <table:table-cell office:value="None" office:value-type="string"/>
        </table:table-row>
        <table:table-row table:style-name="e60963d367fa10598dbfde13c4a5fac5">
          <table:table-cell table:style-name="ce14" office:value="None" office:value-type="string">
            <text:p><text:span text:style-name="ce14">Объект основных средств</text:span></text:p>
          </table:table-cell>
          <table:table-cell office:value="None" office:value-type="string"/>
        </table:table-row>
        <table:table-row table:style-name="c560c5e8ee137f09e5c4e10b3807870e">
          <table:table-cell table:style-name="ce26" office:value="None" office:value-type="string">
            <text:p><text:span text:style-name="ce26">Сдал</text:span></text:p>
          </table:table-cell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Принял</text:p>
          </table:table-cell>
          <table:table-cell office:value="None" office:value-type="string"/>
        </table:table-row>
        <table:table-row table:style-name="46af2b2fb5b3e8aafd77b1de4b43289c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2" office:value="None" office:value-type="string">
            <text:p><text:span text:style-name="ce2">Завхоз</text:span></text:p>
          </table:table-cell>
          <table:covered-table-cell table:number-columns-repeated="21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" table:number-columns-spanned="17" office:value="None" office:value-type="string"/>
          <table:covered-table-cell table:style-name="ce26" table:number-columns-repeated="16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4" office:value="None" office:value-type="string">
            <text:p><text:span text:style-name="ce2">Коваль Л.Н.</text:span></text:p>
          </table:table-cell>
          <table:covered-table-cell table:style-name="ce2" table:number-columns-repeated="23"/>
          <table:table-cell table:style-name="ce70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2" office:value="None" office:value-type="string"/>
          <table:covered-table-cell table:style-name="ce70" table:number-columns-repeated="21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" table:number-columns-spanned="17" office:value="None" office:value-type="string"/>
          <table:covered-table-cell table:style-name="ce26" table:number-columns-repeated="16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4" office:value="None" office:value-type="string"/>
          <table:covered-table-cell table:style-name="ce2" table:number-columns-repeated="23"/>
          <table:table-cell office:value="None" office:value-type="string"/>
        </table:table-row>
        <table:table-row table:style-name="fdff2ac890e7ffe2f0c1c670af778345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2" office:value="None" office:value-type="string">
            <text:p><text:span text:style-name="ce24">(должность)</text:span></text:p>
          </table:table-cell>
          <table:covered-table-cell table:style-name="ce8" table:number-columns-repeated="21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7" office:value="None" office:value-type="string">
            <text:p><text:span text:style-name="ce24">(подпись)</text:span></text:p>
          </table:table-cell>
          <table:covered-table-cell table:style-name="ce8" table:number-columns-repeated="1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4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3"/>
          <table:table-cell table:style-name="ce71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2" office:value="None" office:value-type="string">
            <text:p><text:span text:style-name="ce24">(должность)</text:span></text:p>
          </table:table-cell>
          <table:covered-table-cell table:style-name="ce8" table:number-columns-repeated="21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7" office:value="None" office:value-type="string">
            <text:p><text:span text:style-name="ce24">(подпись)</text:span></text:p>
          </table:table-cell>
          <table:covered-table-cell table:style-name="ce8" table:number-columns-repeated="1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4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3"/>
          <table:table-cell table:style-name="ce8" office:value="None" office:value-type="string"/>
        </table:table-row>
        <table:table-row table:style-name="ff1ef7f5cd42dae5f2a8a6220eb8be38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71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</table:table-row>
        <table:table-row table:style-name="b0cf1e85d6e0607679bc7a5cb1e574d4">
          <table:table-cell office:value="None" office:value-type="string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style-name="ce36" table:number-columns-repeated="4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23" office:value="None" office:value-type="string"/>
          <table:covered-table-cell table:style-name="ce38" table:number-columns-repeated="22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style-name="ce2" table:number-columns-repeated="3"/>
          <table:table-cell table:style-name="ce38" table:number-columns-spanned="3" office:value="None" office:value-type="string"/>
          <table:covered-table-cell table:style-name="ce51" table:number-columns-repeated="2"/>
          <table:table-cell office:value="None" office:value-type="string">
            <text:p>г.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Табельный номер</text:span></text:p>
          </table:table-cell>
          <table:table-cell office:value="None" office:value-type="string"/>
          <table:table-cell office:value="None" office:value-type="string"/>
          <table:table-cell table:style-name="ce18" table:number-columns-spanned="15" office:value="None" office:value-type="string"/>
          <table:covered-table-cell table:style-name="ce36" table:number-columns-repeated="14"/>
          <table:table-cell table:style-name="ce70"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style-name="ce36" table:number-columns-repeated="4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23" office:value="None" office:value-type="string"/>
          <table:covered-table-cell table:style-name="ce38" table:number-columns-repeated="22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style-name="ce2" table:number-columns-repeated="3"/>
          <table:table-cell table:style-name="ce38" table:number-columns-spanned="3" office:value="None" office:value-type="string"/>
          <table:covered-table-cell table:style-name="ce51" table:number-columns-repeated="2"/>
          <table:table-cell office:value="None" office:value-type="string">
            <text:p>г.</text:p>
          </table:table-cell>
          <table:table-cell office:value="None" office:value-type="string"/>
        </table:table-row>
        <table:table-row table:style-name="c8ead8ca61dea76a27cb6a7a853a123c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8ed55ba6466cab3a155284ca34f02190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По доверенности от "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8" table:number-columns-spanned="5" office:value="None" office:value-type="string"/>
          <table:covered-table-cell table:style-name="ce70" table:number-columns-repeated="4"/>
          <table:table-cell table:style-name="ce76" office:value="None" office:value-type="string">
            <text:p><text:span text:style-name="ce76">"</text:span></text:p>
          </table:table-cell>
          <table:table-cell table:style-name="ce76" office:value="None" office:value-type="string"/>
          <table:table-cell table:style-name="ce38" table:number-columns-spanned="23" office:value="None" office:value-type="string"/>
          <table:covered-table-cell table:style-name="ce76" table:number-columns-repeated="22"/>
          <table:table-cell table:style-name="ce100" table:number-columns-spanned="4" office:value="20" office:value-type="float">
            <text:p><text:span text:style-name="ce100">20</text:span></text:p>
          </table:table-cell>
          <table:covered-table-cell table:style-name="ce38" table:number-columns-repeated="3"/>
          <table:table-cell table:style-name="ce38" table:number-columns-spanned="3" office:value="None" office:value-type="string"/>
          <table:covered-table-cell table:style-name="ce100" table:number-columns-repeated="2"/>
          <table:table-cell table:style-name="ce76" office:value="None" office:value-type="string">
            <text:p><text:span text:style-name="ce76">г.</text:span></text:p>
          </table:table-cell>
          <table:table-cell table:style-name="ce76" office:value="None" office:value-type="string"/>
          <table:table-cell table:style-name="ce76" office:value="None" office:value-type="string"/>
          <table:table-cell table:style-name="ce76" office:value="None" office:value-type="string"/>
          <table:table-cell table:style-name="ce76" office:value="None" office:value-type="string"/>
          <table:table-cell table:style-name="ce76" office:value="None" office:value-type="string">
            <text:p><text:span text:style-name="ce76">№</text:span></text:p>
          </table:table-cell>
          <table:table-cell table:style-name="ce76" office:value="None" office:value-type="string"/>
          <table:table-cell table:style-name="ce76" office:value="None" office:value-type="string"/>
          <table:table-cell table:style-name="ce38" table:number-columns-spanned="14" office:value="None" office:value-type="string"/>
          <table:covered-table-cell table:style-name="ce76" table:number-columns-repeated="13"/>
          <table:table-cell office:value="None" office:value-type="string">
            <text:p>,</text:p>
          </table:table-cell>
          <table:table-cell office:value="None" office:value-type="string"/>
        </table:table-row>
        <table:table-row table:style-name="39716b33543ff77940e4b431fef150d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9eb89d3056f66507866625544611d8ab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выданной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6" office:value="None" office:value-type="string"/>
          <table:table-cell table:style-name="ce2" table:number-columns-spanned="69" office:value="None" office:value-type="string"/>
          <table:covered-table-cell table:style-name="ce26" table:number-columns-repeated="68"/>
          <table:table-cell office:value="None" office:value-type="string"/>
        </table:table-row>
        <table:table-row table:style-name="725bac58d8f2bbecf9469f7b31691f62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71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69" office:value="None" office:value-type="string">
            <text:p><text:span text:style-name="ce24">(кем, кому (фамилия, имя, отчество))</text:span></text:p>
          </table:table-cell>
          <table:covered-table-cell table:style-name="ce8" table:number-columns-repeated="68"/>
          <table:table-cell table:style-name="ce8" office:value="None" office:value-type="string"/>
        </table:table-row>
        <table:table-row table:style-name="b040f8a69f87e75257c073208d70e9e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dc4971837e42a19284737ca92c74af34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Объект основных средств принял на ответственное хранение</text:p>
          </table:table-cell>
          <table:table-cell office:value="None" office:value-type="string"/>
        </table:table-row>
        <table:table-row table:style-name="5154dde517c63d05440fc2c27d762e34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table:style-name="ce2" table:number-columns-spanned="29" office:value="None" office:value-type="string"/>
          <table:covered-table-cell table:style-name="ce70" table:number-columns-repeated="28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0" office:value="None" office:value-type="string"/>
          <table:covered-table-cell table:style-name="ce2" table:number-columns-repeated="19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5" office:value="None" office:value-type="string"/>
          <table:covered-table-cell table:style-name="ce2" table:number-columns-repeated="24"/>
          <table:table-cell office:value="None" office:value-type="string"/>
        </table:table-row>
        <table:table-row table:style-name="586da5100adb3b1a926a0cf2433961de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71" office:value="None" office:value-type="string"/>
          <table:table-cell table:style-name="ce8" office:value="None" office:value-type="string"/>
          <table:table-cell table:style-name="ce24" table:number-columns-spanned="29" office:value="None" office:value-type="string">
            <text:p><text:span text:style-name="ce24">(должность)</text:span></text:p>
          </table:table-cell>
          <table:covered-table-cell table:style-name="ce8" table:number-columns-repeated="28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0" office:value="None" office:value-type="string">
            <text:p><text:span text:style-name="ce24">(подпись)</text:span></text:p>
          </table:table-cell>
          <table:covered-table-cell table:style-name="ce8" table:number-columns-repeated="19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5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4"/>
          <table:table-cell table:style-name="ce8" office:value="None" office:value-type="string"/>
        </table:table-row>
        <table:table-row table:style-name="a425477267b70022cb7e34f47ee81586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6e7e220d49b8843dcc40a45a5036f5dd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style-name="ce36" table:number-columns-repeated="4"/>
          <table:table-cell table:style-name="ce76" office:value="None" office:value-type="string">
            <text:p><text:span text:style-name="ce76">"</text:span></text:p>
          </table:table-cell>
          <table:table-cell table:style-name="ce76" office:value="None" office:value-type="string"/>
          <table:table-cell table:style-name="ce38" table:number-columns-spanned="23" office:value="None" office:value-type="string"/>
          <table:covered-table-cell table:style-name="ce76" table:number-columns-repeated="22"/>
          <table:table-cell table:style-name="ce100" table:number-columns-spanned="4" office:value="20" office:value-type="float">
            <text:p><text:span text:style-name="ce100">20</text:span></text:p>
          </table:table-cell>
          <table:covered-table-cell table:style-name="ce38" table:number-columns-repeated="3"/>
          <table:table-cell table:style-name="ce38" table:number-columns-spanned="3" office:value="None" office:value-type="string"/>
          <table:covered-table-cell table:style-name="ce100" table:number-columns-repeated="2"/>
          <table:table-cell office:value="None" office:value-type="string">
            <text:p>г.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Табельный номер</text:span></text:p>
          </table:table-cell>
          <table:table-cell office:value="None" office:value-type="string"/>
          <table:table-cell office:value="None" office:value-type="string"/>
          <table:table-cell table:style-name="ce18" table:number-columns-spanned="15" office:value="None" office:value-type="string"/>
          <table:covered-table-cell table:style-name="ce36" table:number-columns-repeated="14"/>
          <table:table-cell office:value="None" office:value-type="string"/>
        </table:table-row>
        <table:table-row table:style-name="4554b7f1170e61dd7175b4633519c34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e8dbe3f1f762a9ca36740c69c2f507b2">
          <table:table-cell table:style-name="ce27" table:number-columns-spanned="79" office:value="None" office:value-type="string">
            <text:p><text:span text:style-name="ce27">Отметка бухгалтерии:</text:span></text:p>
            <text:p><text:span text:style-name="ce27">В инвентарной карточке (книге) учета объекта основных средств выбытие отмечено</text:span></text:p>
          </table:table-cell>
          <table:covered-table-cell table:number-columns-repeated="78"/>
          <table:table-cell table:style-name="ce70" office:value="None" office:value-type="string"/>
          <table:table-cell office:value="None" office:value-type="string"/>
          <table:table-cell table:number-rows-spanned="2" table:style-name="ce73" table:number-columns-spanned="53" office:value="None" office:value-type="string">
            <text:p><text:span text:style-name="ce73">Отметка бухгалтерии об открытии инвентарной карточки учета объекта основных средств или записи в инвентарной книге</text:span></text:p>
          </table:table-cell>
          <table:covered-table-cell table:style-name="ce70" table:number-columns-repeated="52"/>
          <table:table-cell office:value="None" office:value-type="string"/>
          <table:table-cell table:style-name="ce16" table:number-columns-spanned="13" office:value="None" office:value-type="string">
            <text:p><text:span text:style-name="ce16">Номер документа</text:span></text:p>
          </table:table-cell>
          <table:covered-table-cell table:style-name="ce73" table:number-columns-repeated="12"/>
          <table:table-cell table:style-name="ce16" table:number-columns-spanned="13" office:value="None" office:value-type="string">
            <text:p><text:span text:style-name="ce16">Дата составления</text:span></text:p>
          </table:table-cell>
          <table:covered-table-cell table:style-name="ce16" table:number-columns-repeated="12"/>
          <table:table-cell office:value="None" office:value-type="string"/>
        </table:table-row>
        <table:table-row table:style-name="b9fa5b1e745af29e1104bd30154d7c3c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covered-table-cell table:style-name="ce70" table:number-columns-repeated="53"/>
          <table:table-cell office:value="None" office:value-type="string"/>
          <table:table-cell table:style-name="ce18" table:number-columns-spanned="13" office:value="None" office:value-type="string"/>
          <table:covered-table-cell table:style-name="ce70" table:number-columns-repeated="12"/>
          <table:table-cell table:style-name="ce18" table:number-columns-spanned="13" office:value="None" office:value-type="string"/>
          <table:covered-table-cell table:style-name="ce18" table:number-columns-repeated="12"/>
          <table:table-cell office:value="None" office:value-type="string"/>
        </table:table-row>
        <table:table-row table:style-name="1dea2f0ca223b19e33ada9513d984a1c">
          <table:table-cell office:value="None" office:value-type="string">
            <text:p>Главный бухгалтер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9" office:value="None" office:value-type="string"/>
          <table:covered-table-cell table:number-columns-repeated="18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/>
          <table:covered-table-cell table:style-name="ce2" table:number-columns-repeated="2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Главный бухгалтер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9" office:value="None" office:value-type="string"/>
          <table:covered-table-cell table:style-name="ce70" table:number-columns-repeated="18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>
            <text:p><text:span text:style-name="ce2">Ананич Е.В.</text:span></text:p>
          </table:table-cell>
          <table:covered-table-cell table:style-name="ce2" table:number-columns-repeated="27"/>
          <table:table-cell office:value="None" office:value-type="string"/>
        </table:table-row>
        <table:table-row table:style-name="bc36375e051807833aa9bbeda636d6f6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9" office:value="None" office:value-type="string">
            <text:p><text:span text:style-name="ce24">(подпись)</text:span></text:p>
          </table:table-cell>
          <table:covered-table-cell table:style-name="ce8" table:number-columns-repeated="18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71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9" office:value="None" office:value-type="string">
            <text:p><text:span text:style-name="ce24">(подпись)</text:span></text:p>
          </table:table-cell>
          <table:covered-table-cell table:style-name="ce8" table:number-columns-repeated="18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</table:table-row>
        <table:table-row table:style-name="ba9d9b9489738ac472f247045a430cc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0d6a93694f672ea8c4ff0ad2386d3290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36e9fd9998883c9fee2682af202443c7">
          <table:table-cell office:value="None" office:value-type="string"/>
        </table:table-row>
        <table:table-row table:style-name="21d10cb774de4cffff15275558d81f0f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styles/>
  <office:automatic-styles>
    <style:page-layout style:name="MyPageLayout">
      <style:page-layout-properties fo:margin-right="572.32" fo:page-height="21.0cm" fo:margin-top="796.74" style:print-orientation="landscape" fo:margin-left="1120.14" fo:page-width="29.7cm" style:writing-mode="lr-tb" fo:margin-bottom="784.98"/>
    </style:page-layout>
  </office:automatic-styles>
  <office:master-styles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meta>
    <meta:generator>ODFPY/0.9.6</meta:generator>
  </office:meta>
</office:document-meta>
</file>